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9" table:default-cell-style-name="ce5"/>
        <table:table-column table:style-name="co1" table:default-cell-style-name="ce6"/>
        <table:table-column table:style-name="co1" table:number-columns-repeated="54" table:default-cell-style-name="ce5"/>
        <table:table-column table:style-name="co1" table:default-cell-style-name="ce6"/>
        <table:table-column table:style-name="co1" table:number-columns-repeated="27" table:default-cell-style-name="ce5"/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" calcext:value-type="float">
            <text:p>2</text:p>
          </table:table-cell>
          <table:table-cell/>
          <table:table-cell table:number-columns-repeated="2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2" calcext:value-type="float">
            <text:p>2</text:p>
          </table:table-cell>
          <table:table-cell/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" calcext:value-type="float">
            <text:p>3</text:p>
          </table:table-cell>
          <table:table-cell/>
          <table:table-cell table:number-columns-repeated="2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3" calcext:value-type="float">
            <text:p>3</text:p>
          </table:table-cell>
          <table:table-cell/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4" calcext:value-type="float">
            <text:p>4</text:p>
          </table:table-cell>
          <table:table-cell/>
          <table:table-cell table:number-columns-repeated="2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0" office:value-type="float" office:value="4" calcext:value-type="float">
            <text:p>4</text:p>
          </table:table-cell>
          <table:table-cell/>
          <table:table-cell table:number-columns-repeated="27" office:value-type="float" office:value="4" calcext:value-type="float">
            <text:p>4</text:p>
          </table:table-cell>
        </table:table-row>
        <table:table-row table:style-name="ro1">
          <table:table-cell table:number-columns-repeated="23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5" calcext:value-type="float">
            <text:p>5</text:p>
          </table:table-cell>
          <table:table-cell/>
          <table:table-cell table:number-columns-repeated="2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0" office:value-type="float" office:value="5" calcext:value-type="float">
            <text:p>5</text:p>
          </table:table-cell>
          <table:table-cell/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table:number-columns-repeated="23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6" calcext:value-type="float">
            <text:p>6</text:p>
          </table:table-cell>
          <table:table-cell/>
          <table:table-cell table:number-columns-repeated="2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0" office:value-type="float" office:value="6" calcext:value-type="float">
            <text:p>6</text:p>
          </table:table-cell>
          <table:table-cell/>
          <table:table-cell table:number-columns-repeated="27" office:value-type="float" office:value="6" calcext:value-type="float">
            <text:p>6</text:p>
          </table:table-cell>
        </table:table-row>
        <table:table-row table:style-name="ro1">
          <table:table-cell table:number-columns-repeated="23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7" calcext:value-type="float">
            <text:p>7</text:p>
          </table:table-cell>
          <table:table-cell/>
          <table:table-cell table:number-columns-repeated="2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0" office:value-type="float" office:value="7" calcext:value-type="float">
            <text:p>7</text:p>
          </table:table-cell>
          <table:table-cell/>
          <table:table-cell table:number-columns-repeated="27" office:value-type="float" office:value="7" calcext:value-type="float">
            <text:p>7</text:p>
          </table:table-cell>
        </table:table-row>
        <table:table-row table:style-name="ro1">
          <table:table-cell table:number-columns-repeated="23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8" calcext:value-type="float">
            <text:p>8</text:p>
          </table:table-cell>
          <table:table-cell/>
          <table:table-cell table:number-columns-repeated="2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0" office:value-type="float" office:value="8" calcext:value-type="float">
            <text:p>8</text:p>
          </table:table-cell>
          <table:table-cell/>
          <table:table-cell table:number-columns-repeated="27" office:value-type="float" office:value="8" calcext:value-type="float">
            <text:p>8</text:p>
          </table:table-cell>
        </table:table-row>
        <table:table-row table:style-name="ro1">
          <table:table-cell table:number-columns-repeated="23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9" calcext:value-type="float">
            <text:p>9</text:p>
          </table:table-cell>
          <table:table-cell/>
          <table:table-cell table:number-columns-repeated="2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0" office:value-type="float" office:value="9" calcext:value-type="float">
            <text:p>9</text:p>
          </table:table-cell>
          <table:table-cell/>
          <table:table-cell table:number-columns-repeated="27" office:value-type="float" office:value="9" calcext:value-type="float">
            <text:p>9</text:p>
          </table:table-cell>
        </table:table-row>
        <table:table-row table:style-name="ro1">
          <table:table-cell table:number-columns-repeated="23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0" calcext:value-type="float">
            <text:p>10</text:p>
          </table:table-cell>
          <table:table-cell/>
          <table:table-cell table:number-columns-repeated="2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0" office:value-type="float" office:value="10" calcext:value-type="float">
            <text:p>10</text:p>
          </table:table-cell>
          <table:table-cell/>
          <table:table-cell table:number-columns-repeated="27" office:value-type="float" office:value="10" calcext:value-type="float">
            <text:p>10</text:p>
          </table:table-cell>
        </table:table-row>
        <table:table-row table:style-name="ro1">
          <table:table-cell table:number-columns-repeated="23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1" calcext:value-type="float">
            <text:p>11</text:p>
          </table:table-cell>
          <table:table-cell/>
          <table:table-cell table:number-columns-repeated="23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11" calcext:value-type="float">
            <text:p>11</text:p>
          </table:table-cell>
          <table:table-cell/>
          <table:table-cell table:number-columns-repeated="27" office:value-type="float" office:value="11" calcext:value-type="float">
            <text:p>11</text:p>
          </table:table-cell>
        </table:table-row>
        <table:table-row table:style-name="ro1">
          <table:table-cell table:number-columns-repeated="23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2" calcext:value-type="float">
            <text:p>12</text:p>
          </table:table-cell>
          <table:table-cell/>
          <table:table-cell table:number-columns-repeated="2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0" office:value-type="float" office:value="12" calcext:value-type="float">
            <text:p>12</text:p>
          </table:table-cell>
          <table:table-cell/>
          <table:table-cell table:number-columns-repeated="27" office:value-type="float" office:value="12" calcext:value-type="float">
            <text:p>12</text:p>
          </table:table-cell>
        </table:table-row>
        <table:table-row table:style-name="ro1">
          <table:table-cell table:number-columns-repeated="23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3" calcext:value-type="float">
            <text:p>13</text:p>
          </table:table-cell>
          <table:table-cell/>
          <table:table-cell table:number-columns-repeated="2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0" office:value-type="float" office:value="13" calcext:value-type="float">
            <text:p>13</text:p>
          </table:table-cell>
          <table:table-cell/>
          <table:table-cell table:number-columns-repeated="27" office:value-type="float" office:value="13" calcext:value-type="float">
            <text:p>13</text:p>
          </table:table-cell>
        </table:table-row>
        <table:table-row table:style-name="ro1">
          <table:table-cell table:number-columns-repeated="23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4" calcext:value-type="float">
            <text:p>14</text:p>
          </table:table-cell>
          <table:table-cell/>
          <table:table-cell table:number-columns-repeated="23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0" office:value-type="float" office:value="14" calcext:value-type="float">
            <text:p>14</text:p>
          </table:table-cell>
          <table:table-cell/>
          <table:table-cell table:number-columns-repeated="27" office:value-type="float" office:value="14" calcext:value-type="float">
            <text:p>14</text:p>
          </table:table-cell>
        </table:table-row>
        <table:table-row table:style-name="ro1">
          <table:table-cell table:number-columns-repeated="23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5" calcext:value-type="float">
            <text:p>15</text:p>
          </table:table-cell>
          <table:table-cell/>
          <table:table-cell table:number-columns-repeated="2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0" office:value-type="float" office:value="15" calcext:value-type="float">
            <text:p>15</text:p>
          </table:table-cell>
          <table:table-cell/>
          <table:table-cell table:number-columns-repeated="27" office:value-type="float" office:value="15" calcext:value-type="float">
            <text:p>15</text:p>
          </table:table-cell>
        </table:table-row>
        <table:table-row table:style-name="ro1">
          <table:table-cell table:number-columns-repeated="23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6" calcext:value-type="float">
            <text:p>16</text:p>
          </table:table-cell>
          <table:table-cell/>
          <table:table-cell table:number-columns-repeated="23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30" office:value-type="float" office:value="16" calcext:value-type="float">
            <text:p>16</text:p>
          </table:table-cell>
          <table:table-cell/>
          <table:table-cell table:number-columns-repeated="27" office:value-type="float" office:value="16" calcext:value-type="float">
            <text:p>16</text:p>
          </table:table-cell>
        </table:table-row>
        <table:table-row table:style-name="ro1">
          <table:table-cell table:number-columns-repeated="23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7" calcext:value-type="float">
            <text:p>17</text:p>
          </table:table-cell>
          <table:table-cell/>
          <table:table-cell table:number-columns-repeated="23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0" office:value-type="float" office:value="17" calcext:value-type="float">
            <text:p>17</text:p>
          </table:table-cell>
          <table:table-cell/>
          <table:table-cell table:number-columns-repeated="27" office:value-type="float" office:value="17" calcext:value-type="float">
            <text:p>17</text:p>
          </table:table-cell>
        </table:table-row>
        <table:table-row table:style-name="ro1">
          <table:table-cell table:number-columns-repeated="23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8" calcext:value-type="float">
            <text:p>18</text:p>
          </table:table-cell>
          <table:table-cell/>
          <table:table-cell table:number-columns-repeated="23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0" office:value-type="float" office:value="18" calcext:value-type="float">
            <text:p>18</text:p>
          </table:table-cell>
          <table:table-cell/>
          <table:table-cell table:number-columns-repeated="27" office:value-type="float" office:value="18" calcext:value-type="float">
            <text:p>18</text:p>
          </table:table-cell>
        </table:table-row>
        <table:table-row table:style-name="ro1">
          <table:table-cell table:number-columns-repeated="23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9" calcext:value-type="float">
            <text:p>19</text:p>
          </table:table-cell>
          <table:table-cell/>
          <table:table-cell table:number-columns-repeated="23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0" office:value-type="float" office:value="19" calcext:value-type="float">
            <text:p>19</text:p>
          </table:table-cell>
          <table:table-cell/>
          <table:table-cell table:number-columns-repeated="27" office:value-type="float" office:value="19" calcext:value-type="float">
            <text:p>19</text:p>
          </table:table-cell>
        </table:table-row>
        <table:table-row table:style-name="ro1">
          <table:table-cell table:number-columns-repeated="23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0" calcext:value-type="float">
            <text:p>20</text:p>
          </table:table-cell>
          <table:table-cell/>
          <table:table-cell table:number-columns-repeated="2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0" office:value-type="float" office:value="20" calcext:value-type="float">
            <text:p>20</text:p>
          </table:table-cell>
          <table:table-cell/>
          <table:table-cell table:number-columns-repeated="27" office:value-type="float" office:value="20" calcext:value-type="float">
            <text:p>20</text:p>
          </table:table-cell>
        </table:table-row>
        <table:table-row table:style-name="ro1">
          <table:table-cell table:number-columns-repeated="23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1" calcext:value-type="float">
            <text:p>21</text:p>
          </table:table-cell>
          <table:table-cell/>
          <table:table-cell table:number-columns-repeated="23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0" office:value-type="float" office:value="21" calcext:value-type="float">
            <text:p>21</text:p>
          </table:table-cell>
          <table:table-cell/>
          <table:table-cell table:number-columns-repeated="27" office:value-type="float" office:value="21" calcext:value-type="float">
            <text:p>21</text:p>
          </table:table-cell>
        </table:table-row>
        <table:table-row table:style-name="ro1">
          <table:table-cell table:number-columns-repeated="23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2" calcext:value-type="float">
            <text:p>22</text:p>
          </table:table-cell>
          <table:table-cell/>
          <table:table-cell table:number-columns-repeated="23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30" office:value-type="float" office:value="22" calcext:value-type="float">
            <text:p>22</text:p>
          </table:table-cell>
          <table:table-cell/>
          <table:table-cell table:number-columns-repeated="27" office:value-type="float" office:value="22" calcext:value-type="float">
            <text:p>22</text:p>
          </table:table-cell>
        </table:table-row>
        <table:table-row table:style-name="ro1">
          <table:table-cell table:number-columns-repeated="23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3" calcext:value-type="float">
            <text:p>23</text:p>
          </table:table-cell>
          <table:table-cell/>
          <table:table-cell table:number-columns-repeated="23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0" office:value-type="float" office:value="23" calcext:value-type="float">
            <text:p>23</text:p>
          </table:table-cell>
          <table:table-cell/>
          <table:table-cell table:number-columns-repeated="27" office:value-type="float" office:value="23" calcext:value-type="float">
            <text:p>23</text:p>
          </table:table-cell>
        </table:table-row>
        <table:table-row table:style-name="ro1">
          <table:table-cell table:number-columns-repeated="23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4" calcext:value-type="float">
            <text:p>24</text:p>
          </table:table-cell>
          <table:table-cell/>
          <table:table-cell table:number-columns-repeated="23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30" office:value-type="float" office:value="24" calcext:value-type="float">
            <text:p>24</text:p>
          </table:table-cell>
          <table:table-cell/>
          <table:table-cell table:number-columns-repeated="27" office:value-type="float" office:value="24" calcext:value-type="float">
            <text:p>24</text:p>
          </table:table-cell>
        </table:table-row>
        <table:table-row table:style-name="ro1">
          <table:table-cell table:number-columns-repeated="23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5" calcext:value-type="float">
            <text:p>25</text:p>
          </table:table-cell>
          <table:table-cell/>
          <table:table-cell table:number-columns-repeated="23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0" office:value-type="float" office:value="25" calcext:value-type="float">
            <text:p>25</text:p>
          </table:table-cell>
          <table:table-cell/>
          <table:table-cell table:number-columns-repeated="27" office:value-type="float" office:value="25" calcext:value-type="float">
            <text:p>25</text:p>
          </table:table-cell>
        </table:table-row>
        <table:table-row table:style-name="ro1">
          <table:table-cell table:number-columns-repeated="23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6" calcext:value-type="float">
            <text:p>26</text:p>
          </table:table-cell>
          <table:table-cell/>
          <table:table-cell table:number-columns-repeated="23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0" office:value-type="float" office:value="26" calcext:value-type="float">
            <text:p>26</text:p>
          </table:table-cell>
          <table:table-cell/>
          <table:table-cell table:number-columns-repeated="27" office:value-type="float" office:value="26" calcext:value-type="float">
            <text:p>26</text:p>
          </table:table-cell>
        </table:table-row>
        <table:table-row table:style-name="ro1">
          <table:table-cell table:number-columns-repeated="23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7" calcext:value-type="float">
            <text:p>27</text:p>
          </table:table-cell>
          <table:table-cell/>
          <table:table-cell table:number-columns-repeated="23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30" office:value-type="float" office:value="27" calcext:value-type="float">
            <text:p>27</text:p>
          </table:table-cell>
          <table:table-cell/>
          <table:table-cell table:number-columns-repeated="27" office:value-type="float" office:value="27" calcext:value-type="float">
            <text:p>27</text:p>
          </table:table-cell>
        </table:table-row>
        <table:table-row table:style-name="ro1">
          <table:table-cell table:number-columns-repeated="23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8" calcext:value-type="float">
            <text:p>28</text:p>
          </table:table-cell>
          <table:table-cell/>
          <table:table-cell table:number-columns-repeated="23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0" office:value-type="float" office:value="28" calcext:value-type="float">
            <text:p>28</text:p>
          </table:table-cell>
          <table:table-cell/>
          <table:table-cell table:number-columns-repeated="27" office:value-type="float" office:value="28" calcext:value-type="float">
            <text:p>28</text:p>
          </table:table-cell>
        </table:table-row>
        <table:table-row table:style-name="ro1">
          <table:table-cell table:number-columns-repeated="23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9" calcext:value-type="float">
            <text:p>29</text:p>
          </table:table-cell>
          <table:table-cell/>
          <table:table-cell table:number-columns-repeated="23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30" office:value-type="float" office:value="29" calcext:value-type="float">
            <text:p>29</text:p>
          </table:table-cell>
          <table:table-cell/>
          <table:table-cell table:number-columns-repeated="27" office:value-type="float" office:value="29" calcext:value-type="float">
            <text:p>29</text:p>
          </table:table-cell>
        </table:table-row>
        <table:table-row table:style-name="ro1">
          <table:table-cell table:number-columns-repeated="23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0" calcext:value-type="float">
            <text:p>30</text:p>
          </table:table-cell>
          <table:table-cell/>
          <table:table-cell table:number-columns-repeated="2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0" office:value-type="float" office:value="30" calcext:value-type="float">
            <text:p>30</text:p>
          </table:table-cell>
          <table:table-cell/>
          <table:table-cell table:number-columns-repeated="27" office:value-type="float" office:value="30" calcext:value-type="float">
            <text:p>30</text:p>
          </table:table-cell>
        </table:table-row>
        <table:table-row table:style-name="ro1">
          <table:table-cell table:number-columns-repeated="23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1" calcext:value-type="float">
            <text:p>31</text:p>
          </table:table-cell>
          <table:table-cell/>
          <table:table-cell table:number-columns-repeated="23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0" office:value-type="float" office:value="31" calcext:value-type="float">
            <text:p>31</text:p>
          </table:table-cell>
          <table:table-cell/>
          <table:table-cell table:number-columns-repeated="27" office:value-type="float" office:value="31" calcext:value-type="float">
            <text:p>31</text:p>
          </table:table-cell>
        </table:table-row>
        <table:table-row table:style-name="ro1">
          <table:table-cell table:number-columns-repeated="23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2" calcext:value-type="float">
            <text:p>32</text:p>
          </table:table-cell>
          <table:table-cell/>
          <table:table-cell table:number-columns-repeated="23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30" office:value-type="float" office:value="32" calcext:value-type="float">
            <text:p>32</text:p>
          </table:table-cell>
          <table:table-cell/>
          <table:table-cell table:number-columns-repeated="27" office:value-type="float" office:value="32" calcext:value-type="float">
            <text:p>32</text:p>
          </table:table-cell>
        </table:table-row>
        <table:table-row table:style-name="ro1">
          <table:table-cell table:number-columns-repeated="23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3" calcext:value-type="float">
            <text:p>33</text:p>
          </table:table-cell>
          <table:table-cell/>
          <table:table-cell table:number-columns-repeated="23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0" office:value-type="float" office:value="33" calcext:value-type="float">
            <text:p>33</text:p>
          </table:table-cell>
          <table:table-cell/>
          <table:table-cell table:number-columns-repeated="27" office:value-type="float" office:value="33" calcext:value-type="float">
            <text:p>33</text:p>
          </table:table-cell>
        </table:table-row>
        <table:table-row table:style-name="ro1">
          <table:table-cell table:number-columns-repeated="23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4" calcext:value-type="float">
            <text:p>34</text:p>
          </table:table-cell>
          <table:table-cell/>
          <table:table-cell table:number-columns-repeated="23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30" office:value-type="float" office:value="34" calcext:value-type="float">
            <text:p>34</text:p>
          </table:table-cell>
          <table:table-cell/>
          <table:table-cell table:number-columns-repeated="27" office:value-type="float" office:value="34" calcext:value-type="float">
            <text:p>34</text:p>
          </table:table-cell>
        </table:table-row>
        <table:table-row table:style-name="ro1">
          <table:table-cell table:number-columns-repeated="23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5" calcext:value-type="float">
            <text:p>35</text:p>
          </table:table-cell>
          <table:table-cell/>
          <table:table-cell table:number-columns-repeated="23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0" office:value-type="float" office:value="35" calcext:value-type="float">
            <text:p>35</text:p>
          </table:table-cell>
          <table:table-cell/>
          <table:table-cell table:number-columns-repeated="27" office:value-type="float" office:value="35" calcext:value-type="float">
            <text:p>35</text:p>
          </table:table-cell>
        </table:table-row>
        <table:table-row table:style-name="ro1">
          <table:table-cell table:number-columns-repeated="23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6" calcext:value-type="float">
            <text:p>36</text:p>
          </table:table-cell>
          <table:table-cell/>
          <table:table-cell table:number-columns-repeated="23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0" office:value-type="float" office:value="36" calcext:value-type="float">
            <text:p>36</text:p>
          </table:table-cell>
          <table:table-cell/>
          <table:table-cell table:number-columns-repeated="27" office:value-type="float" office:value="36" calcext:value-type="float">
            <text:p>36</text:p>
          </table:table-cell>
        </table:table-row>
        <table:table-row table:style-name="ro1">
          <table:table-cell table:number-columns-repeated="23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7" calcext:value-type="float">
            <text:p>37</text:p>
          </table:table-cell>
          <table:table-cell/>
          <table:table-cell table:number-columns-repeated="23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0" office:value-type="float" office:value="37" calcext:value-type="float">
            <text:p>37</text:p>
          </table:table-cell>
          <table:table-cell/>
          <table:table-cell table:number-columns-repeated="27" office:value-type="float" office:value="37" calcext:value-type="float">
            <text:p>37</text:p>
          </table:table-cell>
        </table:table-row>
        <table:table-row table:style-name="ro1">
          <table:table-cell table:number-columns-repeated="23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8" calcext:value-type="float">
            <text:p>38</text:p>
          </table:table-cell>
          <table:table-cell/>
          <table:table-cell table:number-columns-repeated="23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0" office:value-type="float" office:value="38" calcext:value-type="float">
            <text:p>38</text:p>
          </table:table-cell>
          <table:table-cell/>
          <table:table-cell table:number-columns-repeated="27" office:value-type="float" office:value="38" calcext:value-type="float">
            <text:p>3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b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troph</text:p>
          </table:table-cell>
        </table:table-row>
        <table:table-row table:style-name="ro1">
          <table:table-cell office:value-type="string" calcext:value-type="string">
            <text:p>aer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b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troph</text:p>
          </table:table-cell>
        </table:table-row>
        <table:table-row table:style-name="ro1">
          <table:table-cell office:value-type="string" calcext:value-type="string">
            <text:p>aer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default-cell-style-name="ce5"/>
        <table:table-column table:style-name="co1" table:number-columns-repeated="186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50267" calcext:value-type="float">
            <text:p>450267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9030" calcext:value-type="float">
            <text:p>159030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61786" calcext:value-type="float">
            <text:p>261786</text:p>
          </table:table-cell>
          <table:table-cell table:number-columns-repeated="27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373" calcext:value-type="float">
            <text:p>1284373</text:p>
          </table:table-cell>
          <table:table-cell table:number-columns-repeated="27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4374" calcext:value-type="float">
            <text:p>1284374</text:p>
          </table:table-cell>
          <table:table-cell table:number-columns-repeated="27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375" calcext:value-type="float">
            <text:p>1284375</text:p>
          </table:table-cell>
          <table:table-cell table:number-columns-repeated="27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4376" calcext:value-type="float">
            <text:p>1284376</text:p>
          </table:table-cell>
          <table:table-cell table:number-columns-repeated="27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4377" calcext:value-type="float">
            <text:p>1284377</text:p>
          </table:table-cell>
          <table:table-cell table:number-columns-repeated="27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4378" calcext:value-type="float">
            <text:p>1284378</text:p>
          </table:table-cell>
          <table:table-cell table:number-columns-repeated="27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379" calcext:value-type="float">
            <text:p>1284379</text:p>
          </table:table-cell>
          <table:table-cell table:number-columns-repeated="27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4380" calcext:value-type="float">
            <text:p>1284380</text:p>
          </table:table-cell>
          <table:table-cell table:number-columns-repeated="27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4381" calcext:value-type="float">
            <text:p>1284381</text:p>
          </table:table-cell>
          <table:table-cell table:number-columns-repeated="27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4382" calcext:value-type="float">
            <text:p>1284382</text:p>
          </table:table-cell>
          <table:table-cell table:number-columns-repeated="27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84383" calcext:value-type="float">
            <text:p>1284383</text:p>
          </table:table-cell>
          <table:table-cell table:number-columns-repeated="27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4384" calcext:value-type="float">
            <text:p>1284384</text:p>
          </table:table-cell>
          <table:table-cell table:number-columns-repeated="27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385" calcext:value-type="float">
            <text:p>1284385</text:p>
          </table:table-cell>
          <table:table-cell table:number-columns-repeated="27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4386" calcext:value-type="float">
            <text:p>1284386</text:p>
          </table:table-cell>
          <table:table-cell table:number-columns-repeated="27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4387" calcext:value-type="float">
            <text:p>1284387</text:p>
          </table:table-cell>
          <table:table-cell table:number-columns-repeated="27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388" calcext:value-type="float">
            <text:p>1284388</text:p>
          </table:table-cell>
          <table:table-cell table:number-columns-repeated="27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4389" calcext:value-type="float">
            <text:p>1284389</text:p>
          </table:table-cell>
          <table:table-cell table:number-columns-repeated="27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4390" calcext:value-type="float">
            <text:p>1284390</text:p>
          </table:table-cell>
          <table:table-cell table:number-columns-repeated="27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4391" calcext:value-type="float">
            <text:p>1284391</text:p>
          </table:table-cell>
          <table:table-cell table:number-columns-repeated="27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4392" calcext:value-type="float">
            <text:p>1284392</text:p>
          </table:table-cell>
          <table:table-cell table:number-columns-repeated="27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4393" calcext:value-type="float">
            <text:p>1284393</text:p>
          </table:table-cell>
          <table:table-cell table:number-columns-repeated="27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4394" calcext:value-type="float">
            <text:p>1284394</text:p>
          </table:table-cell>
          <table:table-cell table:number-columns-repeated="27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4395" calcext:value-type="float">
            <text:p>1284395</text:p>
          </table:table-cell>
          <table:table-cell table:number-columns-repeated="27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4396" calcext:value-type="float">
            <text:p>1284396</text:p>
          </table:table-cell>
          <table:table-cell table:number-columns-repeated="27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4397" calcext:value-type="float">
            <text:p>1284397</text:p>
          </table:table-cell>
          <table:table-cell table:number-columns-repeated="27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4398" calcext:value-type="float">
            <text:p>1284398</text:p>
          </table:table-cell>
          <table:table-cell table:number-columns-repeated="27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399" calcext:value-type="float">
            <text:p>1284399</text:p>
          </table:table-cell>
          <table:table-cell table:number-columns-repeated="27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4400" calcext:value-type="float">
            <text:p>1284400</text:p>
          </table:table-cell>
          <table:table-cell table:number-columns-repeated="27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4401" calcext:value-type="float">
            <text:p>1284401</text:p>
          </table:table-cell>
          <table:table-cell table:number-columns-repeated="27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4402" calcext:value-type="float">
            <text:p>1284402</text:p>
          </table:table-cell>
          <table:table-cell table:number-columns-repeated="27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4403" calcext:value-type="float">
            <text:p>1284403</text:p>
          </table:table-cell>
          <table:table-cell table:number-columns-repeated="27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4404" calcext:value-type="float">
            <text:p>1284404</text:p>
          </table:table-cell>
          <table:table-cell table:number-columns-repeated="27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4405" calcext:value-type="float">
            <text:p>1284405</text:p>
          </table:table-cell>
          <table:table-cell table:number-columns-repeated="27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4406" calcext:value-type="float">
            <text:p>1284406</text:p>
          </table:table-cell>
          <table:table-cell table:number-columns-repeated="27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4407" calcext:value-type="float">
            <text:p>1284407</text:p>
          </table:table-cell>
          <table:table-cell table:number-columns-repeated="27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4408" calcext:value-type="float">
            <text:p>1284408</text:p>
          </table:table-cell>
          <table:table-cell table:number-columns-repeated="27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4409" calcext:value-type="float">
            <text:p>1284409</text:p>
          </table:table-cell>
          <table:table-cell table:number-columns-repeated="27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4410" calcext:value-type="float">
            <text:p>1284410</text:p>
          </table:table-cell>
          <table:table-cell table:number-columns-repeated="27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4411" calcext:value-type="float">
            <text:p>1284411</text:p>
          </table:table-cell>
          <table:table-cell table:number-columns-repeated="27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4412" calcext:value-type="float">
            <text:p>1284412</text:p>
          </table:table-cell>
          <table:table-cell table:number-columns-repeated="27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413" calcext:value-type="float">
            <text:p>1284413</text:p>
          </table:table-cell>
          <table:table-cell table:number-columns-repeated="27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4414" calcext:value-type="float">
            <text:p>1284414</text:p>
          </table:table-cell>
          <table:table-cell table:number-columns-repeated="27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84415" calcext:value-type="float">
            <text:p>1284415</text:p>
          </table:table-cell>
          <table:table-cell table:number-columns-repeated="27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84416" calcext:value-type="float">
            <text:p>1284416</text:p>
          </table:table-cell>
          <table:table-cell table:number-columns-repeated="27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4417" calcext:value-type="float">
            <text:p>1284417</text:p>
          </table:table-cell>
          <table:table-cell table:number-columns-repeated="27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4418" calcext:value-type="float">
            <text:p>1284418</text:p>
          </table:table-cell>
          <table:table-cell table:number-columns-repeated="27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4419" calcext:value-type="float">
            <text:p>1284419</text:p>
          </table:table-cell>
          <table:table-cell table:number-columns-repeated="27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4420" calcext:value-type="float">
            <text:p>1284420</text:p>
          </table:table-cell>
          <table:table-cell table:number-columns-repeated="27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4421" calcext:value-type="float">
            <text:p>1284421</text:p>
          </table:table-cell>
          <table:table-cell table:number-columns-repeated="27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4422" calcext:value-type="float">
            <text:p>1284422</text:p>
          </table:table-cell>
          <table:table-cell table:number-columns-repeated="27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4423" calcext:value-type="float">
            <text:p>1284423</text:p>
          </table:table-cell>
          <table:table-cell table:number-columns-repeated="27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4424" calcext:value-type="float">
            <text:p>1284424</text:p>
          </table:table-cell>
          <table:table-cell table:number-columns-repeated="27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6" calcext:value-type="float">
            <text:p>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4425" calcext:value-type="float">
            <text:p>1284425</text:p>
          </table:table-cell>
          <table:table-cell table:number-columns-repeated="27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4426" calcext:value-type="float">
            <text:p>1284426</text:p>
          </table:table-cell>
          <table:table-cell table:number-columns-repeated="27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4427" calcext:value-type="float">
            <text:p>1284427</text:p>
          </table:table-cell>
          <table:table-cell table:number-columns-repeated="27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4428" calcext:value-type="float">
            <text:p>1284428</text:p>
          </table:table-cell>
          <table:table-cell table:number-columns-repeated="27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0" calcext:value-type="float">
            <text:p>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429" calcext:value-type="float">
            <text:p>1284429</text:p>
          </table:table-cell>
          <table:table-cell table:number-columns-repeated="27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1" calcext:value-type="float">
            <text:p>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84430" calcext:value-type="float">
            <text:p>1284430</text:p>
          </table:table-cell>
          <table:table-cell table:number-columns-repeated="27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2" calcext:value-type="float">
            <text:p>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4431" calcext:value-type="float">
            <text:p>1284431</text:p>
          </table:table-cell>
          <table:table-cell table:number-columns-repeated="27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4432" calcext:value-type="float">
            <text:p>1284432</text:p>
          </table:table-cell>
          <table:table-cell table:number-columns-repeated="27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4433" calcext:value-type="float">
            <text:p>1284433</text:p>
          </table:table-cell>
          <table:table-cell table:number-columns-repeated="27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84434" calcext:value-type="float">
            <text:p>1284434</text:p>
          </table:table-cell>
          <table:table-cell table:number-columns-repeated="27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4435" calcext:value-type="float">
            <text:p>1284435</text:p>
          </table:table-cell>
          <table:table-cell table:number-columns-repeated="27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7" calcext:value-type="float">
            <text:p>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4436" calcext:value-type="float">
            <text:p>1284436</text:p>
          </table:table-cell>
          <table:table-cell table:number-columns-repeated="27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84437" calcext:value-type="float">
            <text:p>1284437</text:p>
          </table:table-cell>
          <table:table-cell table:number-columns-repeated="27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84438" calcext:value-type="float">
            <text:p>1284438</text:p>
          </table:table-cell>
          <table:table-cell table:number-columns-repeated="27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4439" calcext:value-type="float">
            <text:p>1284439</text:p>
          </table:table-cell>
          <table:table-cell table:number-columns-repeated="27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1" calcext:value-type="float">
            <text:p>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4440" calcext:value-type="float">
            <text:p>1284440</text:p>
          </table:table-cell>
          <table:table-cell table:number-columns-repeated="27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2" calcext:value-type="float">
            <text:p>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84441" calcext:value-type="float">
            <text:p>1284441</text:p>
          </table:table-cell>
          <table:table-cell table:number-columns-repeated="27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84442" calcext:value-type="float">
            <text:p>1284442</text:p>
          </table:table-cell>
          <table:table-cell table:number-columns-repeated="27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84443" calcext:value-type="float">
            <text:p>1284443</text:p>
          </table:table-cell>
          <table:table-cell table:number-columns-repeated="27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4444" calcext:value-type="float">
            <text:p>1284444</text:p>
          </table:table-cell>
          <table:table-cell table:number-columns-repeated="27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4445" calcext:value-type="float">
            <text:p>1284445</text:p>
          </table:table-cell>
          <table:table-cell table:number-columns-repeated="27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7" calcext:value-type="float">
            <text:p>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4446" calcext:value-type="float">
            <text:p>1284446</text:p>
          </table:table-cell>
          <table:table-cell table:number-columns-repeated="27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84447" calcext:value-type="float">
            <text:p>1284447</text:p>
          </table:table-cell>
          <table:table-cell table:number-columns-repeated="27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84448" calcext:value-type="float">
            <text:p>1284448</text:p>
          </table:table-cell>
          <table:table-cell table:number-columns-repeated="27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4449" calcext:value-type="float">
            <text:p>1284449</text:p>
          </table:table-cell>
          <table:table-cell table:number-columns-repeated="27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1" calcext:value-type="float">
            <text:p>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84450" calcext:value-type="float">
            <text:p>1284450</text:p>
          </table:table-cell>
          <table:table-cell table:number-columns-repeated="27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2" calcext:value-type="float">
            <text:p>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84451" calcext:value-type="float">
            <text:p>1284451</text:p>
          </table:table-cell>
          <table:table-cell table:number-columns-repeated="27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3" calcext:value-type="float">
            <text:p>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84452" calcext:value-type="float">
            <text:p>1284452</text:p>
          </table:table-cell>
          <table:table-cell table:number-columns-repeated="27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4453" calcext:value-type="float">
            <text:p>1284453</text:p>
          </table:table-cell>
          <table:table-cell table:number-columns-repeated="27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5" calcext:value-type="float">
            <text:p>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4454" calcext:value-type="float">
            <text:p>1284454</text:p>
          </table:table-cell>
          <table:table-cell table:number-columns-repeated="27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6" calcext:value-type="float">
            <text:p>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84455" calcext:value-type="float">
            <text:p>1284455</text:p>
          </table:table-cell>
          <table:table-cell table:number-columns-repeated="27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4456" calcext:value-type="float">
            <text:p>1284456</text:p>
          </table:table-cell>
          <table:table-cell table:number-columns-repeated="27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8" calcext:value-type="float">
            <text:p>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84457" calcext:value-type="float">
            <text:p>1284457</text:p>
          </table:table-cell>
          <table:table-cell table:number-columns-repeated="27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9" calcext:value-type="float">
            <text:p>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4458" calcext:value-type="float">
            <text:p>1284458</text:p>
          </table:table-cell>
          <table:table-cell table:number-columns-repeated="27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4459" calcext:value-type="float">
            <text:p>1284459</text:p>
          </table:table-cell>
          <table:table-cell table:number-columns-repeated="27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4460" calcext:value-type="float">
            <text:p>1284460</text:p>
          </table:table-cell>
          <table:table-cell table:number-columns-repeated="27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2" calcext:value-type="float">
            <text:p>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84461" calcext:value-type="float">
            <text:p>1284461</text:p>
          </table:table-cell>
          <table:table-cell table:number-columns-repeated="27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3" calcext:value-type="float">
            <text:p>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84462" calcext:value-type="float">
            <text:p>1284462</text:p>
          </table:table-cell>
          <table:table-cell table:number-columns-repeated="27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4" calcext:value-type="float">
            <text:p>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84463" calcext:value-type="float">
            <text:p>1284463</text:p>
          </table:table-cell>
          <table:table-cell table:number-columns-repeated="27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5" calcext:value-type="float">
            <text:p>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84464" calcext:value-type="float">
            <text:p>1284464</text:p>
          </table:table-cell>
          <table:table-cell table:number-columns-repeated="27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4465" calcext:value-type="float">
            <text:p>1284465</text:p>
          </table:table-cell>
          <table:table-cell table:number-columns-repeated="27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7" calcext:value-type="float">
            <text:p>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84466" calcext:value-type="float">
            <text:p>1284466</text:p>
          </table:table-cell>
          <table:table-cell table:number-columns-repeated="27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8" calcext:value-type="float">
            <text:p>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84467" calcext:value-type="float">
            <text:p>1284467</text:p>
          </table:table-cell>
          <table:table-cell table:number-columns-repeated="27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9" calcext:value-type="float">
            <text:p>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4468" calcext:value-type="float">
            <text:p>1284468</text:p>
          </table:table-cell>
          <table:table-cell table:number-columns-repeated="27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4469" calcext:value-type="float">
            <text:p>1284469</text:p>
          </table:table-cell>
          <table:table-cell table:number-columns-repeated="27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1" calcext:value-type="float">
            <text:p>1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84470" calcext:value-type="float">
            <text:p>1284470</text:p>
          </table:table-cell>
          <table:table-cell table:number-columns-repeated="27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2" calcext:value-type="float">
            <text:p>1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4471" calcext:value-type="float">
            <text:p>1284471</text:p>
          </table:table-cell>
          <table:table-cell table:number-columns-repeated="27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4472" calcext:value-type="float">
            <text:p>1284472</text:p>
          </table:table-cell>
          <table:table-cell table:number-columns-repeated="27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84473" calcext:value-type="float">
            <text:p>1284473</text:p>
          </table:table-cell>
          <table:table-cell table:number-columns-repeated="27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84474" calcext:value-type="float">
            <text:p>1284474</text:p>
          </table:table-cell>
          <table:table-cell table:number-columns-repeated="27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4475" calcext:value-type="float">
            <text:p>1284475</text:p>
          </table:table-cell>
          <table:table-cell table:number-columns-repeated="27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7" calcext:value-type="float">
            <text:p>1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84476" calcext:value-type="float">
            <text:p>1284476</text:p>
          </table:table-cell>
          <table:table-cell table:number-columns-repeated="27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8" calcext:value-type="float">
            <text:p>1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4477" calcext:value-type="float">
            <text:p>1284477</text:p>
          </table:table-cell>
          <table:table-cell table:number-columns-repeated="27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4478" calcext:value-type="float">
            <text:p>1284478</text:p>
          </table:table-cell>
          <table:table-cell table:number-columns-repeated="27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84479" calcext:value-type="float">
            <text:p>1284479</text:p>
          </table:table-cell>
          <table:table-cell table:number-columns-repeated="27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1" calcext:value-type="float">
            <text:p>1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84480" calcext:value-type="float">
            <text:p>1284480</text:p>
          </table:table-cell>
          <table:table-cell table:number-columns-repeated="27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2" calcext:value-type="float">
            <text:p>1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4481" calcext:value-type="float">
            <text:p>1284481</text:p>
          </table:table-cell>
          <table:table-cell table:number-columns-repeated="27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3" calcext:value-type="float">
            <text:p>1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84482" calcext:value-type="float">
            <text:p>1284482</text:p>
          </table:table-cell>
          <table:table-cell table:number-columns-repeated="27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4483" calcext:value-type="float">
            <text:p>1284483</text:p>
          </table:table-cell>
          <table:table-cell table:number-columns-repeated="27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4484" calcext:value-type="float">
            <text:p>1284484</text:p>
          </table:table-cell>
          <table:table-cell table:number-columns-repeated="27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6" calcext:value-type="float">
            <text:p>1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4485" calcext:value-type="float">
            <text:p>1284485</text:p>
          </table:table-cell>
          <table:table-cell table:number-columns-repeated="27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7" calcext:value-type="float">
            <text:p>1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4486" calcext:value-type="float">
            <text:p>1284486</text:p>
          </table:table-cell>
          <table:table-cell table:number-columns-repeated="27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4487" calcext:value-type="float">
            <text:p>1284487</text:p>
          </table:table-cell>
          <table:table-cell table:number-columns-repeated="27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9" calcext:value-type="float">
            <text:p>1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4488" calcext:value-type="float">
            <text:p>1284488</text:p>
          </table:table-cell>
          <table:table-cell table:number-columns-repeated="27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4489" calcext:value-type="float">
            <text:p>1284489</text:p>
          </table:table-cell>
          <table:table-cell table:number-columns-repeated="27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4490" calcext:value-type="float">
            <text:p>1284490</text:p>
          </table:table-cell>
          <table:table-cell table:number-columns-repeated="27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4491" calcext:value-type="float">
            <text:p>1284491</text:p>
          </table:table-cell>
          <table:table-cell table:number-columns-repeated="27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3" calcext:value-type="float">
            <text:p>1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4492" calcext:value-type="float">
            <text:p>1284492</text:p>
          </table:table-cell>
          <table:table-cell table:number-columns-repeated="27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4493" calcext:value-type="float">
            <text:p>1284493</text:p>
          </table:table-cell>
          <table:table-cell table:number-columns-repeated="27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4494" calcext:value-type="float">
            <text:p>1284494</text:p>
          </table:table-cell>
          <table:table-cell table:number-columns-repeated="27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6" calcext:value-type="float">
            <text:p>1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4495" calcext:value-type="float">
            <text:p>1284495</text:p>
          </table:table-cell>
          <table:table-cell table:number-columns-repeated="27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7" calcext:value-type="float">
            <text:p>1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4496" calcext:value-type="float">
            <text:p>1284496</text:p>
          </table:table-cell>
          <table:table-cell table:number-columns-repeated="27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8" calcext:value-type="float">
            <text:p>1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4497" calcext:value-type="float">
            <text:p>1284497</text:p>
          </table:table-cell>
          <table:table-cell table:number-columns-repeated="27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9" calcext:value-type="float">
            <text:p>1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4498" calcext:value-type="float">
            <text:p>1284498</text:p>
          </table:table-cell>
          <table:table-cell table:number-columns-repeated="27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4499" calcext:value-type="float">
            <text:p>1284499</text:p>
          </table:table-cell>
          <table:table-cell table:number-columns-repeated="27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4500" calcext:value-type="float">
            <text:p>1284500</text:p>
          </table:table-cell>
          <table:table-cell table:number-columns-repeated="27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4501" calcext:value-type="float">
            <text:p>1284501</text:p>
          </table:table-cell>
          <table:table-cell table:number-columns-repeated="27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3" calcext:value-type="float">
            <text:p>1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4502" calcext:value-type="float">
            <text:p>1284502</text:p>
          </table:table-cell>
          <table:table-cell table:number-columns-repeated="27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4" calcext:value-type="float">
            <text:p>1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4503" calcext:value-type="float">
            <text:p>1284503</text:p>
          </table:table-cell>
          <table:table-cell table:number-columns-repeated="27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5" calcext:value-type="float">
            <text:p>1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4504" calcext:value-type="float">
            <text:p>1284504</text:p>
          </table:table-cell>
          <table:table-cell table:number-columns-repeated="27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6" calcext:value-type="float">
            <text:p>1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4505" calcext:value-type="float">
            <text:p>1284505</text:p>
          </table:table-cell>
          <table:table-cell table:number-columns-repeated="27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7" calcext:value-type="float">
            <text:p>1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4506" calcext:value-type="float">
            <text:p>1284506</text:p>
          </table:table-cell>
          <table:table-cell table:number-columns-repeated="27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8" calcext:value-type="float">
            <text:p>1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4507" calcext:value-type="float">
            <text:p>1284507</text:p>
          </table:table-cell>
          <table:table-cell table:number-columns-repeated="27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9" calcext:value-type="float">
            <text:p>1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84508" calcext:value-type="float">
            <text:p>1284508</text:p>
          </table:table-cell>
          <table:table-cell table:number-columns-repeated="27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0" calcext:value-type="float">
            <text:p>1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4509" calcext:value-type="float">
            <text:p>1284509</text:p>
          </table:table-cell>
          <table:table-cell table:number-columns-repeated="27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84510" calcext:value-type="float">
            <text:p>1284510</text:p>
          </table:table-cell>
          <table:table-cell table:number-columns-repeated="27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2" calcext:value-type="float">
            <text:p>1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4511" calcext:value-type="float">
            <text:p>1284511</text:p>
          </table:table-cell>
          <table:table-cell table:number-columns-repeated="27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3" calcext:value-type="float">
            <text:p>1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4512" calcext:value-type="float">
            <text:p>1284512</text:p>
          </table:table-cell>
          <table:table-cell table:number-columns-repeated="27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4" calcext:value-type="float">
            <text:p>1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84513" calcext:value-type="float">
            <text:p>1284513</text:p>
          </table:table-cell>
          <table:table-cell table:number-columns-repeated="27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4514" calcext:value-type="float">
            <text:p>1284514</text:p>
          </table:table-cell>
          <table:table-cell table:number-columns-repeated="27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6" calcext:value-type="float">
            <text:p>1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84515" calcext:value-type="float">
            <text:p>1284515</text:p>
          </table:table-cell>
          <table:table-cell table:number-columns-repeated="27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7" calcext:value-type="float">
            <text:p>1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4516" calcext:value-type="float">
            <text:p>1284516</text:p>
          </table:table-cell>
          <table:table-cell table:number-columns-repeated="27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8" calcext:value-type="float">
            <text:p>1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4517" calcext:value-type="float">
            <text:p>1284517</text:p>
          </table:table-cell>
          <table:table-cell table:number-columns-repeated="27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9" calcext:value-type="float">
            <text:p>1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84518" calcext:value-type="float">
            <text:p>1284518</text:p>
          </table:table-cell>
          <table:table-cell table:number-columns-repeated="27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84519" calcext:value-type="float">
            <text:p>1284519</text:p>
          </table:table-cell>
          <table:table-cell table:number-columns-repeated="27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1" calcext:value-type="float">
            <text:p>1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84520" calcext:value-type="float">
            <text:p>1284520</text:p>
          </table:table-cell>
          <table:table-cell table:number-columns-repeated="27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84521" calcext:value-type="float">
            <text:p>1284521</text:p>
          </table:table-cell>
          <table:table-cell table:number-columns-repeated="27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3" calcext:value-type="float">
            <text:p>1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84522" calcext:value-type="float">
            <text:p>1284522</text:p>
          </table:table-cell>
          <table:table-cell table:number-columns-repeated="27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4523" calcext:value-type="float">
            <text:p>1284523</text:p>
          </table:table-cell>
          <table:table-cell table:number-columns-repeated="27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4524" calcext:value-type="float">
            <text:p>1284524</text:p>
          </table:table-cell>
          <table:table-cell table:number-columns-repeated="27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6" calcext:value-type="float">
            <text:p>1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84525" calcext:value-type="float">
            <text:p>1284525</text:p>
          </table:table-cell>
          <table:table-cell table:number-columns-repeated="27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7" calcext:value-type="float">
            <text:p>1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84526" calcext:value-type="float">
            <text:p>1284526</text:p>
          </table:table-cell>
          <table:table-cell table:number-columns-repeated="27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8" calcext:value-type="float">
            <text:p>1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84527" calcext:value-type="float">
            <text:p>1284527</text:p>
          </table:table-cell>
          <table:table-cell table:number-columns-repeated="27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4528" calcext:value-type="float">
            <text:p>1284528</text:p>
          </table:table-cell>
          <table:table-cell table:number-columns-repeated="27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0" calcext:value-type="float">
            <text:p>1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4529" calcext:value-type="float">
            <text:p>1284529</text:p>
          </table:table-cell>
          <table:table-cell table:number-columns-repeated="27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4530" calcext:value-type="float">
            <text:p>1284530</text:p>
          </table:table-cell>
          <table:table-cell table:number-columns-repeated="27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2" calcext:value-type="float">
            <text:p>1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84531" calcext:value-type="float">
            <text:p>1284531</text:p>
          </table:table-cell>
          <table:table-cell table:number-columns-repeated="27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84532" calcext:value-type="float">
            <text:p>1284532</text:p>
          </table:table-cell>
          <table:table-cell table:number-columns-repeated="27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4" calcext:value-type="float">
            <text:p>1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84533" calcext:value-type="float">
            <text:p>1284533</text:p>
          </table:table-cell>
          <table:table-cell table:number-columns-repeated="27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5" calcext:value-type="float">
            <text:p>1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84534" calcext:value-type="float">
            <text:p>1284534</text:p>
          </table:table-cell>
          <table:table-cell table:number-columns-repeated="27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6" calcext:value-type="float">
            <text:p>1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84535" calcext:value-type="float">
            <text:p>1284535</text:p>
          </table:table-cell>
          <table:table-cell table:number-columns-repeated="27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7" calcext:value-type="float">
            <text:p>1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4536" calcext:value-type="float">
            <text:p>1284536</text:p>
          </table:table-cell>
          <table:table-cell table:number-columns-repeated="27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8" calcext:value-type="float">
            <text:p>1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4537" calcext:value-type="float">
            <text:p>1284537</text:p>
          </table:table-cell>
          <table:table-cell table:number-columns-repeated="27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9" calcext:value-type="float">
            <text:p>1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4538" calcext:value-type="float">
            <text:p>1284538</text:p>
          </table:table-cell>
          <table:table-cell table:number-columns-repeated="27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84539" calcext:value-type="float">
            <text:p>1284539</text:p>
          </table:table-cell>
          <table:table-cell table:number-columns-repeated="27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1" calcext:value-type="float">
            <text:p>1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84540" calcext:value-type="float">
            <text:p>1284540</text:p>
          </table:table-cell>
          <table:table-cell table:number-columns-repeated="27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2" calcext:value-type="float">
            <text:p>1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84541" calcext:value-type="float">
            <text:p>1284541</text:p>
          </table:table-cell>
          <table:table-cell table:number-columns-repeated="27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3" calcext:value-type="float">
            <text:p>1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4542" calcext:value-type="float">
            <text:p>1284542</text:p>
          </table:table-cell>
          <table:table-cell table:number-columns-repeated="27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4" calcext:value-type="float">
            <text:p>1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84543" calcext:value-type="float">
            <text:p>1284543</text:p>
          </table:table-cell>
          <table:table-cell table:number-columns-repeated="27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5" calcext:value-type="float">
            <text:p>1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4544" calcext:value-type="float">
            <text:p>1284544</text:p>
          </table:table-cell>
          <table:table-cell table:number-columns-repeated="27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6" calcext:value-type="float">
            <text:p>1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4545" calcext:value-type="float">
            <text:p>1284545</text:p>
          </table:table-cell>
          <table:table-cell table:number-columns-repeated="27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7" calcext:value-type="float">
            <text:p>1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84546" calcext:value-type="float">
            <text:p>1284546</text:p>
          </table:table-cell>
          <table:table-cell table:number-columns-repeated="27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8" calcext:value-type="float">
            <text:p>1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84547" calcext:value-type="float">
            <text:p>1284547</text:p>
          </table:table-cell>
          <table:table-cell table:number-columns-repeated="27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9" calcext:value-type="float">
            <text:p>1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84548" calcext:value-type="float">
            <text:p>1284548</text:p>
          </table:table-cell>
          <table:table-cell table:number-columns-repeated="27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0" calcext:value-type="float">
            <text:p>1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84549" calcext:value-type="float">
            <text:p>1284549</text:p>
          </table:table-cell>
          <table:table-cell table:number-columns-repeated="27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1" calcext:value-type="float">
            <text:p>1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4550" calcext:value-type="float">
            <text:p>1284550</text:p>
          </table:table-cell>
          <table:table-cell table:number-columns-repeated="27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4551" calcext:value-type="float">
            <text:p>1284551</text:p>
          </table:table-cell>
          <table:table-cell table:number-columns-repeated="27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3" calcext:value-type="float">
            <text:p>1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84552" calcext:value-type="float">
            <text:p>1284552</text:p>
          </table:table-cell>
          <table:table-cell table:number-columns-repeated="27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4" calcext:value-type="float">
            <text:p>1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4553" calcext:value-type="float">
            <text:p>1284553</text:p>
          </table:table-cell>
          <table:table-cell table:number-columns-repeated="27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5" calcext:value-type="float">
            <text:p>1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84554" calcext:value-type="float">
            <text:p>1284554</text:p>
          </table:table-cell>
          <table:table-cell table:number-columns-repeated="27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6" calcext:value-type="float">
            <text:p>1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4555" calcext:value-type="float">
            <text:p>1284555</text:p>
          </table:table-cell>
          <table:table-cell table:number-columns-repeated="27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7" calcext:value-type="float">
            <text:p>1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84556" calcext:value-type="float">
            <text:p>1284556</text:p>
          </table:table-cell>
          <table:table-cell table:number-columns-repeated="27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8" calcext:value-type="float">
            <text:p>1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4557" calcext:value-type="float">
            <text:p>1284557</text:p>
          </table:table-cell>
          <table:table-cell table:number-columns-repeated="27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9" calcext:value-type="float">
            <text:p>1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84558" calcext:value-type="float">
            <text:p>1284558</text:p>
          </table:table-cell>
          <table:table-cell table:number-columns-repeated="27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0" calcext:value-type="float">
            <text:p>1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84559" calcext:value-type="float">
            <text:p>1284559</text:p>
          </table:table-cell>
          <table:table-cell table:number-columns-repeated="27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1" calcext:value-type="float">
            <text:p>1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1" calcext:value-type="float">
            <text:p>1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4560" calcext:value-type="float">
            <text:p>1284560</text:p>
          </table:table-cell>
          <table:table-cell table:number-columns-repeated="27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2" calcext:value-type="float">
            <text:p>1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84561" calcext:value-type="float">
            <text:p>1284561</text:p>
          </table:table-cell>
          <table:table-cell table:number-columns-repeated="27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3" calcext:value-type="float">
            <text:p>1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3" calcext:value-type="float">
            <text:p>1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4562" calcext:value-type="float">
            <text:p>1284562</text:p>
          </table:table-cell>
          <table:table-cell table:number-columns-repeated="27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4" calcext:value-type="float">
            <text:p>1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84563" calcext:value-type="float">
            <text:p>1284563</text:p>
          </table:table-cell>
          <table:table-cell table:number-columns-repeated="27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5" calcext:value-type="float">
            <text:p>1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4564" calcext:value-type="float">
            <text:p>1284564</text:p>
          </table:table-cell>
          <table:table-cell table:number-columns-repeated="27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6" calcext:value-type="float">
            <text:p>1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84565" calcext:value-type="float">
            <text:p>1284565</text:p>
          </table:table-cell>
          <table:table-cell table:number-columns-repeated="27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7" calcext:value-type="float">
            <text:p>1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4566" calcext:value-type="float">
            <text:p>1284566</text:p>
          </table:table-cell>
          <table:table-cell table:number-columns-repeated="27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84567" calcext:value-type="float">
            <text:p>1284567</text:p>
          </table:table-cell>
          <table:table-cell table:number-columns-repeated="27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9" calcext:value-type="float">
            <text:p>1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84568" calcext:value-type="float">
            <text:p>1284568</text:p>
          </table:table-cell>
          <table:table-cell table:number-columns-repeated="27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84569" calcext:value-type="float">
            <text:p>1284569</text:p>
          </table:table-cell>
          <table:table-cell table:number-columns-repeated="27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1" calcext:value-type="float">
            <text:p>2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84570" calcext:value-type="float">
            <text:p>1284570</text:p>
          </table:table-cell>
          <table:table-cell table:number-columns-repeated="27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2" calcext:value-type="float">
            <text:p>2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84571" calcext:value-type="float">
            <text:p>1284571</text:p>
          </table:table-cell>
          <table:table-cell table:number-columns-repeated="27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3" calcext:value-type="float">
            <text:p>2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84572" calcext:value-type="float">
            <text:p>1284572</text:p>
          </table:table-cell>
          <table:table-cell table:number-columns-repeated="27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4" calcext:value-type="float">
            <text:p>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4" calcext:value-type="float">
            <text:p>2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84573" calcext:value-type="float">
            <text:p>1284573</text:p>
          </table:table-cell>
          <table:table-cell table:number-columns-repeated="27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5" calcext:value-type="float">
            <text:p>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5" calcext:value-type="float">
            <text:p>2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84574" calcext:value-type="float">
            <text:p>1284574</text:p>
          </table:table-cell>
          <table:table-cell table:number-columns-repeated="27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6" calcext:value-type="float">
            <text:p>2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84575" calcext:value-type="float">
            <text:p>1284575</text:p>
          </table:table-cell>
          <table:table-cell table:number-columns-repeated="27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84576" calcext:value-type="float">
            <text:p>1284576</text:p>
          </table:table-cell>
          <table:table-cell table:number-columns-repeated="27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8" calcext:value-type="float">
            <text:p>2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8" calcext:value-type="float">
            <text:p>2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84577" calcext:value-type="float">
            <text:p>1284577</text:p>
          </table:table-cell>
          <table:table-cell table:number-columns-repeated="27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9" calcext:value-type="float">
            <text:p>2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4578" calcext:value-type="float">
            <text:p>1284578</text:p>
          </table:table-cell>
          <table:table-cell table:number-columns-repeated="27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0" calcext:value-type="float">
            <text:p>2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0" calcext:value-type="float">
            <text:p>2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84579" calcext:value-type="float">
            <text:p>1284579</text:p>
          </table:table-cell>
          <table:table-cell table:number-columns-repeated="27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84580" calcext:value-type="float">
            <text:p>1284580</text:p>
          </table:table-cell>
          <table:table-cell table:number-columns-repeated="27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284581" calcext:value-type="float">
            <text:p>1284581</text:p>
          </table:table-cell>
          <table:table-cell table:number-columns-repeated="27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3" calcext:value-type="float">
            <text:p>2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3" calcext:value-type="float">
            <text:p>2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84582" calcext:value-type="float">
            <text:p>1284582</text:p>
          </table:table-cell>
          <table:table-cell table:number-columns-repeated="27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4" calcext:value-type="float">
            <text:p>2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84583" calcext:value-type="float">
            <text:p>1284583</text:p>
          </table:table-cell>
          <table:table-cell table:number-columns-repeated="27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5" calcext:value-type="float">
            <text:p>2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84584" calcext:value-type="float">
            <text:p>1284584</text:p>
          </table:table-cell>
          <table:table-cell table:number-columns-repeated="27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6" calcext:value-type="float">
            <text:p>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6" calcext:value-type="float">
            <text:p>2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84585" calcext:value-type="float">
            <text:p>1284585</text:p>
          </table:table-cell>
          <table:table-cell table:number-columns-repeated="27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84586" calcext:value-type="float">
            <text:p>1284586</text:p>
          </table:table-cell>
          <table:table-cell table:number-columns-repeated="27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8" calcext:value-type="float">
            <text:p>2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84587" calcext:value-type="float">
            <text:p>1284587</text:p>
          </table:table-cell>
          <table:table-cell table:number-columns-repeated="27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84588" calcext:value-type="float">
            <text:p>1284588</text:p>
          </table:table-cell>
          <table:table-cell table:number-columns-repeated="27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0" calcext:value-type="float">
            <text:p>2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84589" calcext:value-type="float">
            <text:p>1284589</text:p>
          </table:table-cell>
          <table:table-cell table:number-columns-repeated="27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1" calcext:value-type="float">
            <text:p>2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84590" calcext:value-type="float">
            <text:p>1284590</text:p>
          </table:table-cell>
          <table:table-cell table:number-columns-repeated="27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2" calcext:value-type="float">
            <text:p>2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84591" calcext:value-type="float">
            <text:p>1284591</text:p>
          </table:table-cell>
          <table:table-cell table:number-columns-repeated="27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3" calcext:value-type="float">
            <text:p>2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84592" calcext:value-type="float">
            <text:p>1284592</text:p>
          </table:table-cell>
          <table:table-cell table:number-columns-repeated="27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4" calcext:value-type="float">
            <text:p>2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4593" calcext:value-type="float">
            <text:p>1284593</text:p>
          </table:table-cell>
          <table:table-cell table:number-columns-repeated="27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5" calcext:value-type="float">
            <text:p>2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84594" calcext:value-type="float">
            <text:p>1284594</text:p>
          </table:table-cell>
          <table:table-cell table:number-columns-repeated="27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6" calcext:value-type="float">
            <text:p>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6" calcext:value-type="float">
            <text:p>2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84595" calcext:value-type="float">
            <text:p>1284595</text:p>
          </table:table-cell>
          <table:table-cell table:number-columns-repeated="27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7" calcext:value-type="float">
            <text:p>2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284596" calcext:value-type="float">
            <text:p>1284596</text:p>
          </table:table-cell>
          <table:table-cell table:number-columns-repeated="27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8" calcext:value-type="float">
            <text:p>2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84597" calcext:value-type="float">
            <text:p>1284597</text:p>
          </table:table-cell>
          <table:table-cell table:number-columns-repeated="27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9" calcext:value-type="float">
            <text:p>2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9" calcext:value-type="float">
            <text:p>2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84598" calcext:value-type="float">
            <text:p>1284598</text:p>
          </table:table-cell>
          <table:table-cell table:number-columns-repeated="27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0" calcext:value-type="float">
            <text:p>2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84599" calcext:value-type="float">
            <text:p>1284599</text:p>
          </table:table-cell>
          <table:table-cell table:number-columns-repeated="27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1" calcext:value-type="float">
            <text:p>2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1" calcext:value-type="float">
            <text:p>2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84600" calcext:value-type="float">
            <text:p>1284600</text:p>
          </table:table-cell>
          <table:table-cell table:number-columns-repeated="27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2" calcext:value-type="float">
            <text:p>2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2" calcext:value-type="float">
            <text:p>2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84601" calcext:value-type="float">
            <text:p>1284601</text:p>
          </table:table-cell>
          <table:table-cell table:number-columns-repeated="27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3" calcext:value-type="float">
            <text:p>2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84602" calcext:value-type="float">
            <text:p>1284602</text:p>
          </table:table-cell>
          <table:table-cell table:number-columns-repeated="27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4" calcext:value-type="float">
            <text:p>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84603" calcext:value-type="float">
            <text:p>1284603</text:p>
          </table:table-cell>
          <table:table-cell table:number-columns-repeated="27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5" calcext:value-type="float">
            <text:p>2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5" calcext:value-type="float">
            <text:p>2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4604" calcext:value-type="float">
            <text:p>1284604</text:p>
          </table:table-cell>
          <table:table-cell table:number-columns-repeated="27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84605" calcext:value-type="float">
            <text:p>1284605</text:p>
          </table:table-cell>
          <table:table-cell table:number-columns-repeated="27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7" calcext:value-type="float">
            <text:p>2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7" calcext:value-type="float">
            <text:p>2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84606" calcext:value-type="float">
            <text:p>1284606</text:p>
          </table:table-cell>
          <table:table-cell table:number-columns-repeated="27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84607" calcext:value-type="float">
            <text:p>1284607</text:p>
          </table:table-cell>
          <table:table-cell table:number-columns-repeated="27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9" calcext:value-type="float">
            <text:p>2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84608" calcext:value-type="float">
            <text:p>1284608</text:p>
          </table:table-cell>
          <table:table-cell table:number-columns-repeated="27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0" calcext:value-type="float">
            <text:p>2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4609" calcext:value-type="float">
            <text:p>1284609</text:p>
          </table:table-cell>
          <table:table-cell table:number-columns-repeated="27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1" calcext:value-type="float">
            <text:p>2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4610" calcext:value-type="float">
            <text:p>1284610</text:p>
          </table:table-cell>
          <table:table-cell table:number-columns-repeated="27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2" calcext:value-type="float">
            <text:p>2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2" calcext:value-type="float">
            <text:p>2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4611" calcext:value-type="float">
            <text:p>1284611</text:p>
          </table:table-cell>
          <table:table-cell table:number-columns-repeated="27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84612" calcext:value-type="float">
            <text:p>1284612</text:p>
          </table:table-cell>
          <table:table-cell table:number-columns-repeated="27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4" calcext:value-type="float">
            <text:p>2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84613" calcext:value-type="float">
            <text:p>1284613</text:p>
          </table:table-cell>
          <table:table-cell table:number-columns-repeated="27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5" calcext:value-type="float">
            <text:p>2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84614" calcext:value-type="float">
            <text:p>1284614</text:p>
          </table:table-cell>
          <table:table-cell table:number-columns-repeated="27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6" calcext:value-type="float">
            <text:p>2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6" calcext:value-type="float">
            <text:p>2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84615" calcext:value-type="float">
            <text:p>1284615</text:p>
          </table:table-cell>
          <table:table-cell table:number-columns-repeated="27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7" calcext:value-type="float">
            <text:p>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7" calcext:value-type="float">
            <text:p>2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84616" calcext:value-type="float">
            <text:p>1284616</text:p>
          </table:table-cell>
          <table:table-cell table:number-columns-repeated="27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8" calcext:value-type="float">
            <text:p>2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8" calcext:value-type="float">
            <text:p>2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84617" calcext:value-type="float">
            <text:p>1284617</text:p>
          </table:table-cell>
          <table:table-cell table:number-columns-repeated="27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9" calcext:value-type="float">
            <text:p>2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84618" calcext:value-type="float">
            <text:p>1284618</text:p>
          </table:table-cell>
          <table:table-cell table:number-columns-repeated="27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0" calcext:value-type="float">
            <text:p>2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84619" calcext:value-type="float">
            <text:p>1284619</text:p>
          </table:table-cell>
          <table:table-cell table:number-columns-repeated="27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1" calcext:value-type="float">
            <text:p>2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1" calcext:value-type="float">
            <text:p>2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4620" calcext:value-type="float">
            <text:p>1284620</text:p>
          </table:table-cell>
          <table:table-cell table:number-columns-repeated="27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2" calcext:value-type="float">
            <text:p>2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84621" calcext:value-type="float">
            <text:p>1284621</text:p>
          </table:table-cell>
          <table:table-cell table:number-columns-repeated="27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3" calcext:value-type="float">
            <text:p>2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84622" calcext:value-type="float">
            <text:p>1284622</text:p>
          </table:table-cell>
          <table:table-cell table:number-columns-repeated="27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4" calcext:value-type="float">
            <text:p>2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4" calcext:value-type="float">
            <text:p>2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4623" calcext:value-type="float">
            <text:p>1284623</text:p>
          </table:table-cell>
          <table:table-cell table:number-columns-repeated="27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4624" calcext:value-type="float">
            <text:p>1284624</text:p>
          </table:table-cell>
          <table:table-cell table:number-columns-repeated="27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6" calcext:value-type="float">
            <text:p>2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6" calcext:value-type="float">
            <text:p>2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4625" calcext:value-type="float">
            <text:p>1284625</text:p>
          </table:table-cell>
          <table:table-cell table:number-columns-repeated="27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7" calcext:value-type="float">
            <text:p>2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84626" calcext:value-type="float">
            <text:p>1284626</text:p>
          </table:table-cell>
          <table:table-cell table:number-columns-repeated="27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8" calcext:value-type="float">
            <text:p>2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8" calcext:value-type="float">
            <text:p>2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84627" calcext:value-type="float">
            <text:p>1284627</text:p>
          </table:table-cell>
          <table:table-cell table:number-columns-repeated="27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9" calcext:value-type="float">
            <text:p>2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9" calcext:value-type="float">
            <text:p>2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84628" calcext:value-type="float">
            <text:p>1284628</text:p>
          </table:table-cell>
          <table:table-cell table:number-columns-repeated="27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0" calcext:value-type="float">
            <text:p>2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84629" calcext:value-type="float">
            <text:p>1284629</text:p>
          </table:table-cell>
          <table:table-cell table:number-columns-repeated="27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1" calcext:value-type="float">
            <text:p>2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84630" calcext:value-type="float">
            <text:p>1284630</text:p>
          </table:table-cell>
          <table:table-cell table:number-columns-repeated="27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2" calcext:value-type="float">
            <text:p>2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4631" calcext:value-type="float">
            <text:p>1284631</text:p>
          </table:table-cell>
          <table:table-cell table:number-columns-repeated="27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3" calcext:value-type="float">
            <text:p>2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84632" calcext:value-type="float">
            <text:p>1284632</text:p>
          </table:table-cell>
          <table:table-cell table:number-columns-repeated="27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4" calcext:value-type="float">
            <text:p>2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84633" calcext:value-type="float">
            <text:p>1284633</text:p>
          </table:table-cell>
          <table:table-cell table:number-columns-repeated="27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5" calcext:value-type="float">
            <text:p>2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5" calcext:value-type="float">
            <text:p>2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84634" calcext:value-type="float">
            <text:p>1284634</text:p>
          </table:table-cell>
          <table:table-cell table:number-columns-repeated="27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6" calcext:value-type="float">
            <text:p>2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84635" calcext:value-type="float">
            <text:p>1284635</text:p>
          </table:table-cell>
          <table:table-cell table:number-columns-repeated="27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7" calcext:value-type="float">
            <text:p>2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7" calcext:value-type="float">
            <text:p>2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84636" calcext:value-type="float">
            <text:p>1284636</text:p>
          </table:table-cell>
          <table:table-cell table:number-columns-repeated="27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8" calcext:value-type="float">
            <text:p>2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84637" calcext:value-type="float">
            <text:p>1284637</text:p>
          </table:table-cell>
          <table:table-cell table:number-columns-repeated="27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9" calcext:value-type="float">
            <text:p>2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9" calcext:value-type="float">
            <text:p>2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84638" calcext:value-type="float">
            <text:p>1284638</text:p>
          </table:table-cell>
          <table:table-cell table:number-columns-repeated="27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0" calcext:value-type="float">
            <text:p>2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0" calcext:value-type="float">
            <text:p>2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4639" calcext:value-type="float">
            <text:p>1284639</text:p>
          </table:table-cell>
          <table:table-cell table:number-columns-repeated="27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1" calcext:value-type="float">
            <text:p>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1" calcext:value-type="float">
            <text:p>2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284640" calcext:value-type="float">
            <text:p>1284640</text:p>
          </table:table-cell>
          <table:table-cell table:number-columns-repeated="27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2" calcext:value-type="float">
            <text:p>2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84641" calcext:value-type="float">
            <text:p>1284641</text:p>
          </table:table-cell>
          <table:table-cell table:number-columns-repeated="27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3" calcext:value-type="float">
            <text:p>2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84642" calcext:value-type="float">
            <text:p>1284642</text:p>
          </table:table-cell>
          <table:table-cell table:number-columns-repeated="27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84643" calcext:value-type="float">
            <text:p>1284643</text:p>
          </table:table-cell>
          <table:table-cell table:number-columns-repeated="27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5" calcext:value-type="float">
            <text:p>2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5" calcext:value-type="float">
            <text:p>2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84644" calcext:value-type="float">
            <text:p>1284644</text:p>
          </table:table-cell>
          <table:table-cell table:number-columns-repeated="27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6" calcext:value-type="float">
            <text:p>2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84645" calcext:value-type="float">
            <text:p>1284645</text:p>
          </table:table-cell>
          <table:table-cell table:number-columns-repeated="27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7" calcext:value-type="float">
            <text:p>2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84646" calcext:value-type="float">
            <text:p>1284646</text:p>
          </table:table-cell>
          <table:table-cell table:number-columns-repeated="27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8" calcext:value-type="float">
            <text:p>2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4647" calcext:value-type="float">
            <text:p>1284647</text:p>
          </table:table-cell>
          <table:table-cell table:number-columns-repeated="27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9" calcext:value-type="float">
            <text:p>2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84648" calcext:value-type="float">
            <text:p>1284648</text:p>
          </table:table-cell>
          <table:table-cell table:number-columns-repeated="27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0" calcext:value-type="float">
            <text:p>2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84649" calcext:value-type="float">
            <text:p>1284649</text:p>
          </table:table-cell>
          <table:table-cell table:number-columns-repeated="27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1" calcext:value-type="float">
            <text:p>2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84650" calcext:value-type="float">
            <text:p>1284650</text:p>
          </table:table-cell>
          <table:table-cell table:number-columns-repeated="27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2" calcext:value-type="float">
            <text:p>2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2" calcext:value-type="float">
            <text:p>2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84651" calcext:value-type="float">
            <text:p>1284651</text:p>
          </table:table-cell>
          <table:table-cell table:number-columns-repeated="27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3" calcext:value-type="float">
            <text:p>2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3" calcext:value-type="float">
            <text:p>2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84652" calcext:value-type="float">
            <text:p>1284652</text:p>
          </table:table-cell>
          <table:table-cell table:number-columns-repeated="27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4" calcext:value-type="float">
            <text:p>2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4" calcext:value-type="float">
            <text:p>2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284653" calcext:value-type="float">
            <text:p>1284653</text:p>
          </table:table-cell>
          <table:table-cell table:number-columns-repeated="27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5" calcext:value-type="float">
            <text:p>2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284654" calcext:value-type="float">
            <text:p>1284654</text:p>
          </table:table-cell>
          <table:table-cell table:number-columns-repeated="27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6" calcext:value-type="float">
            <text:p>2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6" calcext:value-type="float">
            <text:p>2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84655" calcext:value-type="float">
            <text:p>1284655</text:p>
          </table:table-cell>
          <table:table-cell table:number-columns-repeated="27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7" calcext:value-type="float">
            <text:p>2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84656" calcext:value-type="float">
            <text:p>1284656</text:p>
          </table:table-cell>
          <table:table-cell table:number-columns-repeated="27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8" calcext:value-type="float">
            <text:p>2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4657" calcext:value-type="float">
            <text:p>1284657</text:p>
          </table:table-cell>
          <table:table-cell table:number-columns-repeated="27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9" calcext:value-type="float">
            <text:p>2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9" calcext:value-type="float">
            <text:p>2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284658" calcext:value-type="float">
            <text:p>1284658</text:p>
          </table:table-cell>
          <table:table-cell table:number-columns-repeated="27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0" calcext:value-type="float">
            <text:p>2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0" calcext:value-type="float">
            <text:p>2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84659" calcext:value-type="float">
            <text:p>1284659</text:p>
          </table:table-cell>
          <table:table-cell table:number-columns-repeated="27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1" calcext:value-type="float">
            <text:p>2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284660" calcext:value-type="float">
            <text:p>1284660</text:p>
          </table:table-cell>
          <table:table-cell table:number-columns-repeated="27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2" calcext:value-type="float">
            <text:p>2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2" calcext:value-type="float">
            <text:p>2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84661" calcext:value-type="float">
            <text:p>1284661</text:p>
          </table:table-cell>
          <table:table-cell table:number-columns-repeated="27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3" calcext:value-type="float">
            <text:p>2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3" calcext:value-type="float">
            <text:p>2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84662" calcext:value-type="float">
            <text:p>1284662</text:p>
          </table:table-cell>
          <table:table-cell table:number-columns-repeated="27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4" calcext:value-type="float">
            <text:p>2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4" calcext:value-type="float">
            <text:p>2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84663" calcext:value-type="float">
            <text:p>1284663</text:p>
          </table:table-cell>
          <table:table-cell table:number-columns-repeated="27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5" calcext:value-type="float">
            <text:p>2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84664" calcext:value-type="float">
            <text:p>1284664</text:p>
          </table:table-cell>
          <table:table-cell table:number-columns-repeated="27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6" calcext:value-type="float">
            <text:p>2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6" calcext:value-type="float">
            <text:p>2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84665" calcext:value-type="float">
            <text:p>1284665</text:p>
          </table:table-cell>
          <table:table-cell table:number-columns-repeated="27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7" calcext:value-type="float">
            <text:p>2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84666" calcext:value-type="float">
            <text:p>1284666</text:p>
          </table:table-cell>
          <table:table-cell table:number-columns-repeated="27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8" calcext:value-type="float">
            <text:p>2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84667" calcext:value-type="float">
            <text:p>1284667</text:p>
          </table:table-cell>
          <table:table-cell table:number-columns-repeated="27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9" calcext:value-type="float">
            <text:p>2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84668" calcext:value-type="float">
            <text:p>1284668</text:p>
          </table:table-cell>
          <table:table-cell table:number-columns-repeated="27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84669" calcext:value-type="float">
            <text:p>1284669</text:p>
          </table:table-cell>
          <table:table-cell table:number-columns-repeated="27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1" calcext:value-type="float">
            <text:p>3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1" calcext:value-type="float">
            <text:p>3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84670" calcext:value-type="float">
            <text:p>1284670</text:p>
          </table:table-cell>
          <table:table-cell table:number-columns-repeated="27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2" calcext:value-type="float">
            <text:p>3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2" calcext:value-type="float">
            <text:p>3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84671" calcext:value-type="float">
            <text:p>1284671</text:p>
          </table:table-cell>
          <table:table-cell table:number-columns-repeated="27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3" calcext:value-type="float">
            <text:p>3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3" calcext:value-type="float">
            <text:p>3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84672" calcext:value-type="float">
            <text:p>1284672</text:p>
          </table:table-cell>
          <table:table-cell table:number-columns-repeated="27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4" calcext:value-type="float">
            <text:p>3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4" calcext:value-type="float">
            <text:p>3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84673" calcext:value-type="float">
            <text:p>1284673</text:p>
          </table:table-cell>
          <table:table-cell table:number-columns-repeated="27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5" calcext:value-type="float">
            <text:p>3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5" calcext:value-type="float">
            <text:p>3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84674" calcext:value-type="float">
            <text:p>1284674</text:p>
          </table:table-cell>
          <table:table-cell table:number-columns-repeated="27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6" calcext:value-type="float">
            <text:p>3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84675" calcext:value-type="float">
            <text:p>1284675</text:p>
          </table:table-cell>
          <table:table-cell table:number-columns-repeated="27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7" calcext:value-type="float">
            <text:p>3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7" calcext:value-type="float">
            <text:p>3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84676" calcext:value-type="float">
            <text:p>1284676</text:p>
          </table:table-cell>
          <table:table-cell table:number-columns-repeated="27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8" calcext:value-type="float">
            <text:p>3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84677" calcext:value-type="float">
            <text:p>1284677</text:p>
          </table:table-cell>
          <table:table-cell table:number-columns-repeated="27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9" calcext:value-type="float">
            <text:p>3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84678" calcext:value-type="float">
            <text:p>1284678</text:p>
          </table:table-cell>
          <table:table-cell table:number-columns-repeated="27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0" calcext:value-type="float">
            <text:p>3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84679" calcext:value-type="float">
            <text:p>1284679</text:p>
          </table:table-cell>
          <table:table-cell table:number-columns-repeated="27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1" calcext:value-type="float">
            <text:p>3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84680" calcext:value-type="float">
            <text:p>1284680</text:p>
          </table:table-cell>
          <table:table-cell table:number-columns-repeated="27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2" calcext:value-type="float">
            <text:p>3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2" calcext:value-type="float">
            <text:p>3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284681" calcext:value-type="float">
            <text:p>1284681</text:p>
          </table:table-cell>
          <table:table-cell table:number-columns-repeated="27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3" calcext:value-type="float">
            <text:p>3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3" calcext:value-type="float">
            <text:p>3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284682" calcext:value-type="float">
            <text:p>1284682</text:p>
          </table:table-cell>
          <table:table-cell table:number-columns-repeated="27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4" calcext:value-type="float">
            <text:p>3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4" calcext:value-type="float">
            <text:p>3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84683" calcext:value-type="float">
            <text:p>1284683</text:p>
          </table:table-cell>
          <table:table-cell table:number-columns-repeated="27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5" calcext:value-type="float">
            <text:p>3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5" calcext:value-type="float">
            <text:p>3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84684" calcext:value-type="float">
            <text:p>1284684</text:p>
          </table:table-cell>
          <table:table-cell table:number-columns-repeated="27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6" calcext:value-type="float">
            <text:p>3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6" calcext:value-type="float">
            <text:p>3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284685" calcext:value-type="float">
            <text:p>1284685</text:p>
          </table:table-cell>
          <table:table-cell table:number-columns-repeated="27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7" calcext:value-type="float">
            <text:p>3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84686" calcext:value-type="float">
            <text:p>1284686</text:p>
          </table:table-cell>
          <table:table-cell table:number-columns-repeated="27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8" calcext:value-type="float">
            <text:p>3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8" calcext:value-type="float">
            <text:p>3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84687" calcext:value-type="float">
            <text:p>1284687</text:p>
          </table:table-cell>
          <table:table-cell table:number-columns-repeated="27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9" calcext:value-type="float">
            <text:p>3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9" calcext:value-type="float">
            <text:p>3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84688" calcext:value-type="float">
            <text:p>1284688</text:p>
          </table:table-cell>
          <table:table-cell table:number-columns-repeated="27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0" calcext:value-type="float">
            <text:p>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0" calcext:value-type="float">
            <text:p>3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4689" calcext:value-type="float">
            <text:p>1284689</text:p>
          </table:table-cell>
          <table:table-cell table:number-columns-repeated="27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1" calcext:value-type="float">
            <text:p>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1" calcext:value-type="float">
            <text:p>3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84690" calcext:value-type="float">
            <text:p>1284690</text:p>
          </table:table-cell>
          <table:table-cell table:number-columns-repeated="27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2" calcext:value-type="float">
            <text:p>3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84691" calcext:value-type="float">
            <text:p>1284691</text:p>
          </table:table-cell>
          <table:table-cell table:number-columns-repeated="27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3" calcext:value-type="float">
            <text:p>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3" calcext:value-type="float">
            <text:p>3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84692" calcext:value-type="float">
            <text:p>1284692</text:p>
          </table:table-cell>
          <table:table-cell table:number-columns-repeated="27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4" calcext:value-type="float">
            <text:p>3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4" calcext:value-type="float">
            <text:p>3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84693" calcext:value-type="float">
            <text:p>1284693</text:p>
          </table:table-cell>
          <table:table-cell table:number-columns-repeated="27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5" calcext:value-type="float">
            <text:p>3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84694" calcext:value-type="float">
            <text:p>1284694</text:p>
          </table:table-cell>
          <table:table-cell table:number-columns-repeated="27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6" calcext:value-type="float">
            <text:p>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6" calcext:value-type="float">
            <text:p>3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84695" calcext:value-type="float">
            <text:p>1284695</text:p>
          </table:table-cell>
          <table:table-cell table:number-columns-repeated="27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7" calcext:value-type="float">
            <text:p>3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84696" calcext:value-type="float">
            <text:p>1284696</text:p>
          </table:table-cell>
          <table:table-cell table:number-columns-repeated="27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8" calcext:value-type="float">
            <text:p>3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8" calcext:value-type="float">
            <text:p>3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84697" calcext:value-type="float">
            <text:p>1284697</text:p>
          </table:table-cell>
          <table:table-cell table:number-columns-repeated="27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9" calcext:value-type="float">
            <text:p>3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9" calcext:value-type="float">
            <text:p>3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84698" calcext:value-type="float">
            <text:p>1284698</text:p>
          </table:table-cell>
          <table:table-cell table:number-columns-repeated="27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0" calcext:value-type="float">
            <text:p>3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4699" calcext:value-type="float">
            <text:p>1284699</text:p>
          </table:table-cell>
          <table:table-cell table:number-columns-repeated="27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1" calcext:value-type="float">
            <text:p>3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84700" calcext:value-type="float">
            <text:p>1284700</text:p>
          </table:table-cell>
          <table:table-cell table:number-columns-repeated="27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2" calcext:value-type="float">
            <text:p>3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84701" calcext:value-type="float">
            <text:p>1284701</text:p>
          </table:table-cell>
          <table:table-cell table:number-columns-repeated="27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3" calcext:value-type="float">
            <text:p>3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3" calcext:value-type="float">
            <text:p>3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84702" calcext:value-type="float">
            <text:p>1284702</text:p>
          </table:table-cell>
          <table:table-cell table:number-columns-repeated="27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4" calcext:value-type="float">
            <text:p>3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4" calcext:value-type="float">
            <text:p>3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84703" calcext:value-type="float">
            <text:p>1284703</text:p>
          </table:table-cell>
          <table:table-cell table:number-columns-repeated="27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5" calcext:value-type="float">
            <text:p>3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4704" calcext:value-type="float">
            <text:p>1284704</text:p>
          </table:table-cell>
          <table:table-cell table:number-columns-repeated="27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6" calcext:value-type="float">
            <text:p>3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6" calcext:value-type="float">
            <text:p>3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84705" calcext:value-type="float">
            <text:p>1284705</text:p>
          </table:table-cell>
          <table:table-cell table:number-columns-repeated="27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7" calcext:value-type="float">
            <text:p>3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84706" calcext:value-type="float">
            <text:p>1284706</text:p>
          </table:table-cell>
          <table:table-cell table:number-columns-repeated="27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8" calcext:value-type="float">
            <text:p>3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84707" calcext:value-type="float">
            <text:p>1284707</text:p>
          </table:table-cell>
          <table:table-cell table:number-columns-repeated="27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9" calcext:value-type="float">
            <text:p>3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84708" calcext:value-type="float">
            <text:p>1284708</text:p>
          </table:table-cell>
          <table:table-cell table:number-columns-repeated="27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0" calcext:value-type="float">
            <text:p>3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84709" calcext:value-type="float">
            <text:p>1284709</text:p>
          </table:table-cell>
          <table:table-cell table:number-columns-repeated="27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1" calcext:value-type="float">
            <text:p>3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84710" calcext:value-type="float">
            <text:p>1284710</text:p>
          </table:table-cell>
          <table:table-cell table:number-columns-repeated="27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2" calcext:value-type="float">
            <text:p>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4711" calcext:value-type="float">
            <text:p>1284711</text:p>
          </table:table-cell>
          <table:table-cell table:number-columns-repeated="27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3" calcext:value-type="float">
            <text:p>3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4712" calcext:value-type="float">
            <text:p>1284712</text:p>
          </table:table-cell>
          <table:table-cell table:number-columns-repeated="27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4" calcext:value-type="float">
            <text:p>3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84713" calcext:value-type="float">
            <text:p>1284713</text:p>
          </table:table-cell>
          <table:table-cell table:number-columns-repeated="27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5" calcext:value-type="float">
            <text:p>3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5" calcext:value-type="float">
            <text:p>3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84714" calcext:value-type="float">
            <text:p>1284714</text:p>
          </table:table-cell>
          <table:table-cell table:number-columns-repeated="27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6" calcext:value-type="float">
            <text:p>3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6" calcext:value-type="float">
            <text:p>3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84715" calcext:value-type="float">
            <text:p>1284715</text:p>
          </table:table-cell>
          <table:table-cell table:number-columns-repeated="27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7" calcext:value-type="float">
            <text:p>3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84716" calcext:value-type="float">
            <text:p>1284716</text:p>
          </table:table-cell>
          <table:table-cell table:number-columns-repeated="27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8" calcext:value-type="float">
            <text:p>3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8" calcext:value-type="float">
            <text:p>3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84717" calcext:value-type="float">
            <text:p>1284717</text:p>
          </table:table-cell>
          <table:table-cell table:number-columns-repeated="27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9" calcext:value-type="float">
            <text:p>3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9" calcext:value-type="float">
            <text:p>3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84718" calcext:value-type="float">
            <text:p>1284718</text:p>
          </table:table-cell>
          <table:table-cell table:number-columns-repeated="27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0" calcext:value-type="float">
            <text:p>3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0" calcext:value-type="float">
            <text:p>3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84719" calcext:value-type="float">
            <text:p>1284719</text:p>
          </table:table-cell>
          <table:table-cell table:number-columns-repeated="27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1" calcext:value-type="float">
            <text:p>3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1" calcext:value-type="float">
            <text:p>3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84720" calcext:value-type="float">
            <text:p>1284720</text:p>
          </table:table-cell>
          <table:table-cell table:number-columns-repeated="27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2" calcext:value-type="float">
            <text:p>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4721" calcext:value-type="float">
            <text:p>1284721</text:p>
          </table:table-cell>
          <table:table-cell table:number-columns-repeated="27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3" calcext:value-type="float">
            <text:p>3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84722" calcext:value-type="float">
            <text:p>1284722</text:p>
          </table:table-cell>
          <table:table-cell table:number-columns-repeated="27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4" calcext:value-type="float">
            <text:p>3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4" calcext:value-type="float">
            <text:p>3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84723" calcext:value-type="float">
            <text:p>1284723</text:p>
          </table:table-cell>
          <table:table-cell table:number-columns-repeated="27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5" calcext:value-type="float">
            <text:p>3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84724" calcext:value-type="float">
            <text:p>1284724</text:p>
          </table:table-cell>
          <table:table-cell table:number-columns-repeated="27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6" calcext:value-type="float">
            <text:p>3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6" calcext:value-type="float">
            <text:p>3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84725" calcext:value-type="float">
            <text:p>1284725</text:p>
          </table:table-cell>
          <table:table-cell table:number-columns-repeated="27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7" calcext:value-type="float">
            <text:p>3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4726" calcext:value-type="float">
            <text:p>1284726</text:p>
          </table:table-cell>
          <table:table-cell table:number-columns-repeated="27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84727" calcext:value-type="float">
            <text:p>1284727</text:p>
          </table:table-cell>
          <table:table-cell table:number-columns-repeated="27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9" calcext:value-type="float">
            <text:p>3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9" calcext:value-type="float">
            <text:p>3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84728" calcext:value-type="float">
            <text:p>1284728</text:p>
          </table:table-cell>
          <table:table-cell table:number-columns-repeated="27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0" calcext:value-type="float">
            <text:p>3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84729" calcext:value-type="float">
            <text:p>1284729</text:p>
          </table:table-cell>
          <table:table-cell table:number-columns-repeated="27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1" calcext:value-type="float">
            <text:p>3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1" calcext:value-type="float">
            <text:p>3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84730" calcext:value-type="float">
            <text:p>1284730</text:p>
          </table:table-cell>
          <table:table-cell table:number-columns-repeated="27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2" calcext:value-type="float">
            <text:p>3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4731" calcext:value-type="float">
            <text:p>1284731</text:p>
          </table:table-cell>
          <table:table-cell table:number-columns-repeated="27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3" calcext:value-type="float">
            <text:p>3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3" calcext:value-type="float">
            <text:p>3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4732" calcext:value-type="float">
            <text:p>1284732</text:p>
          </table:table-cell>
          <table:table-cell table:number-columns-repeated="27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4" calcext:value-type="float">
            <text:p>3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4" calcext:value-type="float">
            <text:p>3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84733" calcext:value-type="float">
            <text:p>1284733</text:p>
          </table:table-cell>
          <table:table-cell table:number-columns-repeated="27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5" calcext:value-type="float">
            <text:p>3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5" calcext:value-type="float">
            <text:p>3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84734" calcext:value-type="float">
            <text:p>1284734</text:p>
          </table:table-cell>
          <table:table-cell table:number-columns-repeated="27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6" calcext:value-type="float">
            <text:p>3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6" calcext:value-type="float">
            <text:p>3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284735" calcext:value-type="float">
            <text:p>1284735</text:p>
          </table:table-cell>
          <table:table-cell table:number-columns-repeated="27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7" calcext:value-type="float">
            <text:p>3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7" calcext:value-type="float">
            <text:p>3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84736" calcext:value-type="float">
            <text:p>1284736</text:p>
          </table:table-cell>
          <table:table-cell table:number-columns-repeated="27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8" calcext:value-type="float">
            <text:p>3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84737" calcext:value-type="float">
            <text:p>1284737</text:p>
          </table:table-cell>
          <table:table-cell table:number-columns-repeated="27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9" calcext:value-type="float">
            <text:p>3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9" calcext:value-type="float">
            <text:p>3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84738" calcext:value-type="float">
            <text:p>1284738</text:p>
          </table:table-cell>
          <table:table-cell table:number-columns-repeated="27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0" calcext:value-type="float">
            <text:p>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0" calcext:value-type="float">
            <text:p>3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84739" calcext:value-type="float">
            <text:p>1284739</text:p>
          </table:table-cell>
          <table:table-cell table:number-columns-repeated="27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1" calcext:value-type="float">
            <text:p>3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1" calcext:value-type="float">
            <text:p>3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84740" calcext:value-type="float">
            <text:p>1284740</text:p>
          </table:table-cell>
          <table:table-cell table:number-columns-repeated="27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2" calcext:value-type="float">
            <text:p>3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2" calcext:value-type="float">
            <text:p>3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84741" calcext:value-type="float">
            <text:p>1284741</text:p>
          </table:table-cell>
          <table:table-cell table:number-columns-repeated="27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3" calcext:value-type="float">
            <text:p>3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3" calcext:value-type="float">
            <text:p>3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84742" calcext:value-type="float">
            <text:p>1284742</text:p>
          </table:table-cell>
          <table:table-cell table:number-columns-repeated="27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4" calcext:value-type="float">
            <text:p>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4" calcext:value-type="float">
            <text:p>3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84743" calcext:value-type="float">
            <text:p>1284743</text:p>
          </table:table-cell>
          <table:table-cell table:number-columns-repeated="27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5" calcext:value-type="float">
            <text:p>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5" calcext:value-type="float">
            <text:p>3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84744" calcext:value-type="float">
            <text:p>1284744</text:p>
          </table:table-cell>
          <table:table-cell table:number-columns-repeated="27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6" calcext:value-type="float">
            <text:p>3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6" calcext:value-type="float">
            <text:p>3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84745" calcext:value-type="float">
            <text:p>1284745</text:p>
          </table:table-cell>
          <table:table-cell table:number-columns-repeated="27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7" calcext:value-type="float">
            <text:p>3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7" calcext:value-type="float">
            <text:p>3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284746" calcext:value-type="float">
            <text:p>1284746</text:p>
          </table:table-cell>
          <table:table-cell table:number-columns-repeated="27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8" calcext:value-type="float">
            <text:p>3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84747" calcext:value-type="float">
            <text:p>1284747</text:p>
          </table:table-cell>
          <table:table-cell table:number-columns-repeated="27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9" calcext:value-type="float">
            <text:p>3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9" calcext:value-type="float">
            <text:p>3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4748" calcext:value-type="float">
            <text:p>1284748</text:p>
          </table:table-cell>
          <table:table-cell table:number-columns-repeated="27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0" calcext:value-type="float">
            <text:p>3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0" calcext:value-type="float">
            <text:p>3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84749" calcext:value-type="float">
            <text:p>1284749</text:p>
          </table:table-cell>
          <table:table-cell table:number-columns-repeated="27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1" calcext:value-type="float">
            <text:p>3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84750" calcext:value-type="float">
            <text:p>1284750</text:p>
          </table:table-cell>
          <table:table-cell table:number-columns-repeated="27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2" calcext:value-type="float">
            <text:p>3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84751" calcext:value-type="float">
            <text:p>1284751</text:p>
          </table:table-cell>
          <table:table-cell table:number-columns-repeated="27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3" calcext:value-type="float">
            <text:p>3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3" calcext:value-type="float">
            <text:p>3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84752" calcext:value-type="float">
            <text:p>1284752</text:p>
          </table:table-cell>
          <table:table-cell table:number-columns-repeated="27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4" calcext:value-type="float">
            <text:p>3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4" calcext:value-type="float">
            <text:p>3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4753" calcext:value-type="float">
            <text:p>1284753</text:p>
          </table:table-cell>
          <table:table-cell table:number-columns-repeated="27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5" calcext:value-type="float">
            <text:p>3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84754" calcext:value-type="float">
            <text:p>1284754</text:p>
          </table:table-cell>
          <table:table-cell table:number-columns-repeated="27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6" calcext:value-type="float">
            <text:p>3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6" calcext:value-type="float">
            <text:p>3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284755" calcext:value-type="float">
            <text:p>1284755</text:p>
          </table:table-cell>
          <table:table-cell table:number-columns-repeated="27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7" calcext:value-type="float">
            <text:p>3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7" calcext:value-type="float">
            <text:p>3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84756" calcext:value-type="float">
            <text:p>1284756</text:p>
          </table:table-cell>
          <table:table-cell table:number-columns-repeated="27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8" calcext:value-type="float">
            <text:p>3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284757" calcext:value-type="float">
            <text:p>1284757</text:p>
          </table:table-cell>
          <table:table-cell table:number-columns-repeated="27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9" calcext:value-type="float">
            <text:p>3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9" calcext:value-type="float">
            <text:p>3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84758" calcext:value-type="float">
            <text:p>1284758</text:p>
          </table:table-cell>
          <table:table-cell table:number-columns-repeated="27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0" calcext:value-type="float">
            <text:p>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0" calcext:value-type="float">
            <text:p>3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284759" calcext:value-type="float">
            <text:p>1284759</text:p>
          </table:table-cell>
          <table:table-cell table:number-columns-repeated="27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1" calcext:value-type="float">
            <text:p>3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1" calcext:value-type="float">
            <text:p>3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284760" calcext:value-type="float">
            <text:p>1284760</text:p>
          </table:table-cell>
          <table:table-cell table:number-columns-repeated="27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2" calcext:value-type="float">
            <text:p>3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2" calcext:value-type="float">
            <text:p>3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284761" calcext:value-type="float">
            <text:p>1284761</text:p>
          </table:table-cell>
          <table:table-cell table:number-columns-repeated="27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3" calcext:value-type="float">
            <text:p>3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284762" calcext:value-type="float">
            <text:p>1284762</text:p>
          </table:table-cell>
          <table:table-cell table:number-columns-repeated="27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4" calcext:value-type="float">
            <text:p>3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4" calcext:value-type="float">
            <text:p>3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84763" calcext:value-type="float">
            <text:p>1284763</text:p>
          </table:table-cell>
          <table:table-cell table:number-columns-repeated="27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5" calcext:value-type="float">
            <text:p>3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84764" calcext:value-type="float">
            <text:p>1284764</text:p>
          </table:table-cell>
          <table:table-cell table:number-columns-repeated="27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6" calcext:value-type="float">
            <text:p>3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84765" calcext:value-type="float">
            <text:p>1284765</text:p>
          </table:table-cell>
          <table:table-cell table:number-columns-repeated="27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7" calcext:value-type="float">
            <text:p>3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7" calcext:value-type="float">
            <text:p>3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284766" calcext:value-type="float">
            <text:p>1284766</text:p>
          </table:table-cell>
          <table:table-cell table:number-columns-repeated="27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8" calcext:value-type="float">
            <text:p>3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8" calcext:value-type="float">
            <text:p>3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84767" calcext:value-type="float">
            <text:p>1284767</text:p>
          </table:table-cell>
          <table:table-cell table:number-columns-repeated="27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9" calcext:value-type="float">
            <text:p>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9" calcext:value-type="float">
            <text:p>3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84768" calcext:value-type="float">
            <text:p>1284768</text:p>
          </table:table-cell>
          <table:table-cell table:number-columns-repeated="27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84769" calcext:value-type="float">
            <text:p>1284769</text:p>
          </table:table-cell>
          <table:table-cell table:number-columns-repeated="27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1" calcext:value-type="float">
            <text:p>4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284770" calcext:value-type="float">
            <text:p>1284770</text:p>
          </table:table-cell>
          <table:table-cell table:number-columns-repeated="27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2" calcext:value-type="float">
            <text:p>4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84771" calcext:value-type="float">
            <text:p>1284771</text:p>
          </table:table-cell>
          <table:table-cell table:number-columns-repeated="27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3" calcext:value-type="float">
            <text:p>4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284772" calcext:value-type="float">
            <text:p>1284772</text:p>
          </table:table-cell>
          <table:table-cell table:number-columns-repeated="27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4" calcext:value-type="float">
            <text:p>4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4" calcext:value-type="float">
            <text:p>4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284773" calcext:value-type="float">
            <text:p>1284773</text:p>
          </table:table-cell>
          <table:table-cell table:number-columns-repeated="27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5" calcext:value-type="float">
            <text:p>4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84774" calcext:value-type="float">
            <text:p>1284774</text:p>
          </table:table-cell>
          <table:table-cell table:number-columns-repeated="27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6" calcext:value-type="float">
            <text:p>4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84775" calcext:value-type="float">
            <text:p>1284775</text:p>
          </table:table-cell>
          <table:table-cell table:number-columns-repeated="27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7" calcext:value-type="float">
            <text:p>4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284776" calcext:value-type="float">
            <text:p>1284776</text:p>
          </table:table-cell>
          <table:table-cell table:number-columns-repeated="27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8" calcext:value-type="float">
            <text:p>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8" calcext:value-type="float">
            <text:p>4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84777" calcext:value-type="float">
            <text:p>1284777</text:p>
          </table:table-cell>
          <table:table-cell table:number-columns-repeated="27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9" calcext:value-type="float">
            <text:p>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9" calcext:value-type="float">
            <text:p>4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284778" calcext:value-type="float">
            <text:p>1284778</text:p>
          </table:table-cell>
          <table:table-cell table:number-columns-repeated="27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0" calcext:value-type="float">
            <text:p>4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84779" calcext:value-type="float">
            <text:p>1284779</text:p>
          </table:table-cell>
          <table:table-cell table:number-columns-repeated="27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1" calcext:value-type="float">
            <text:p>4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1" calcext:value-type="float">
            <text:p>4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284780" calcext:value-type="float">
            <text:p>1284780</text:p>
          </table:table-cell>
          <table:table-cell table:number-columns-repeated="27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2" calcext:value-type="float">
            <text:p>4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84781" calcext:value-type="float">
            <text:p>1284781</text:p>
          </table:table-cell>
          <table:table-cell table:number-columns-repeated="27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3" calcext:value-type="float">
            <text:p>4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284782" calcext:value-type="float">
            <text:p>1284782</text:p>
          </table:table-cell>
          <table:table-cell table:number-columns-repeated="27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4" calcext:value-type="float">
            <text:p>4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4" calcext:value-type="float">
            <text:p>4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84783" calcext:value-type="float">
            <text:p>1284783</text:p>
          </table:table-cell>
          <table:table-cell table:number-columns-repeated="27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5" calcext:value-type="float">
            <text:p>4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84784" calcext:value-type="float">
            <text:p>1284784</text:p>
          </table:table-cell>
          <table:table-cell table:number-columns-repeated="27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6" calcext:value-type="float">
            <text:p>4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6" calcext:value-type="float">
            <text:p>4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84785" calcext:value-type="float">
            <text:p>1284785</text:p>
          </table:table-cell>
          <table:table-cell table:number-columns-repeated="27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7" calcext:value-type="float">
            <text:p>4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7" calcext:value-type="float">
            <text:p>4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84786" calcext:value-type="float">
            <text:p>1284786</text:p>
          </table:table-cell>
          <table:table-cell table:number-columns-repeated="27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8" calcext:value-type="float">
            <text:p>4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8" calcext:value-type="float">
            <text:p>4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84787" calcext:value-type="float">
            <text:p>1284787</text:p>
          </table:table-cell>
          <table:table-cell table:number-columns-repeated="27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9" calcext:value-type="float">
            <text:p>4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9" calcext:value-type="float">
            <text:p>4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84788" calcext:value-type="float">
            <text:p>1284788</text:p>
          </table:table-cell>
          <table:table-cell table:number-columns-repeated="27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0" calcext:value-type="float">
            <text:p>4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0" calcext:value-type="float">
            <text:p>4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84789" calcext:value-type="float">
            <text:p>1284789</text:p>
          </table:table-cell>
          <table:table-cell table:number-columns-repeated="27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1" calcext:value-type="float">
            <text:p>4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1" calcext:value-type="float">
            <text:p>4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284790" calcext:value-type="float">
            <text:p>1284790</text:p>
          </table:table-cell>
          <table:table-cell table:number-columns-repeated="27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2" calcext:value-type="float">
            <text:p>4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84791" calcext:value-type="float">
            <text:p>1284791</text:p>
          </table:table-cell>
          <table:table-cell table:number-columns-repeated="27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3" calcext:value-type="float">
            <text:p>4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3" calcext:value-type="float">
            <text:p>4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284792" calcext:value-type="float">
            <text:p>1284792</text:p>
          </table:table-cell>
          <table:table-cell table:number-columns-repeated="27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4" calcext:value-type="float">
            <text:p>4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4" calcext:value-type="float">
            <text:p>4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84793" calcext:value-type="float">
            <text:p>1284793</text:p>
          </table:table-cell>
          <table:table-cell table:number-columns-repeated="27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5" calcext:value-type="float">
            <text:p>4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84794" calcext:value-type="float">
            <text:p>1284794</text:p>
          </table:table-cell>
          <table:table-cell table:number-columns-repeated="27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6" calcext:value-type="float">
            <text:p>4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84795" calcext:value-type="float">
            <text:p>1284795</text:p>
          </table:table-cell>
          <table:table-cell table:number-columns-repeated="27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7" calcext:value-type="float">
            <text:p>4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7" calcext:value-type="float">
            <text:p>4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284796" calcext:value-type="float">
            <text:p>1284796</text:p>
          </table:table-cell>
          <table:table-cell table:number-columns-repeated="27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8" calcext:value-type="float">
            <text:p>4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8" calcext:value-type="float">
            <text:p>4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84797" calcext:value-type="float">
            <text:p>1284797</text:p>
          </table:table-cell>
          <table:table-cell table:number-columns-repeated="27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9" calcext:value-type="float">
            <text:p>4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9" calcext:value-type="float">
            <text:p>4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84798" calcext:value-type="float">
            <text:p>1284798</text:p>
          </table:table-cell>
          <table:table-cell table:number-columns-repeated="27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0" calcext:value-type="float">
            <text:p>4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0" calcext:value-type="float">
            <text:p>4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84799" calcext:value-type="float">
            <text:p>1284799</text:p>
          </table:table-cell>
          <table:table-cell table:number-columns-repeated="27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1" calcext:value-type="float">
            <text:p>4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1" calcext:value-type="float">
            <text:p>4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284800" calcext:value-type="float">
            <text:p>1284800</text:p>
          </table:table-cell>
          <table:table-cell table:number-columns-repeated="27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2" calcext:value-type="float">
            <text:p>4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2" calcext:value-type="float">
            <text:p>4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84801" calcext:value-type="float">
            <text:p>1284801</text:p>
          </table:table-cell>
          <table:table-cell table:number-columns-repeated="27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3" calcext:value-type="float">
            <text:p>4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3" calcext:value-type="float">
            <text:p>4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284802" calcext:value-type="float">
            <text:p>1284802</text:p>
          </table:table-cell>
          <table:table-cell table:number-columns-repeated="27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4" calcext:value-type="float">
            <text:p>4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284803" calcext:value-type="float">
            <text:p>1284803</text:p>
          </table:table-cell>
          <table:table-cell table:number-columns-repeated="27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5" calcext:value-type="float">
            <text:p>4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5" calcext:value-type="float">
            <text:p>4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84804" calcext:value-type="float">
            <text:p>1284804</text:p>
          </table:table-cell>
          <table:table-cell table:number-columns-repeated="27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6" calcext:value-type="float">
            <text:p>4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6" calcext:value-type="float">
            <text:p>4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284805" calcext:value-type="float">
            <text:p>1284805</text:p>
          </table:table-cell>
          <table:table-cell table:number-columns-repeated="27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7" calcext:value-type="float">
            <text:p>4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7" calcext:value-type="float">
            <text:p>4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84806" calcext:value-type="float">
            <text:p>1284806</text:p>
          </table:table-cell>
          <table:table-cell table:number-columns-repeated="27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8" calcext:value-type="float">
            <text:p>4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8" calcext:value-type="float">
            <text:p>4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84807" calcext:value-type="float">
            <text:p>1284807</text:p>
          </table:table-cell>
          <table:table-cell table:number-columns-repeated="27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9" calcext:value-type="float">
            <text:p>4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9" calcext:value-type="float">
            <text:p>4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84808" calcext:value-type="float">
            <text:p>1284808</text:p>
          </table:table-cell>
          <table:table-cell table:number-columns-repeated="27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0" calcext:value-type="float">
            <text:p>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0" calcext:value-type="float">
            <text:p>4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84809" calcext:value-type="float">
            <text:p>1284809</text:p>
          </table:table-cell>
          <table:table-cell table:number-columns-repeated="27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1" calcext:value-type="float">
            <text:p>4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284810" calcext:value-type="float">
            <text:p>1284810</text:p>
          </table:table-cell>
          <table:table-cell table:number-columns-repeated="27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2" calcext:value-type="float">
            <text:p>4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284811" calcext:value-type="float">
            <text:p>1284811</text:p>
          </table:table-cell>
          <table:table-cell table:number-columns-repeated="27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3" calcext:value-type="float">
            <text:p>4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3" calcext:value-type="float">
            <text:p>4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84812" calcext:value-type="float">
            <text:p>1284812</text:p>
          </table:table-cell>
          <table:table-cell table:number-columns-repeated="27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4" calcext:value-type="float">
            <text:p>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4" calcext:value-type="float">
            <text:p>4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84813" calcext:value-type="float">
            <text:p>1284813</text:p>
          </table:table-cell>
          <table:table-cell table:number-columns-repeated="27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5" calcext:value-type="float">
            <text:p>4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84814" calcext:value-type="float">
            <text:p>1284814</text:p>
          </table:table-cell>
          <table:table-cell table:number-columns-repeated="27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6" calcext:value-type="float">
            <text:p>4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84815" calcext:value-type="float">
            <text:p>1284815</text:p>
          </table:table-cell>
          <table:table-cell table:number-columns-repeated="27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7" calcext:value-type="float">
            <text:p>4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7" calcext:value-type="float">
            <text:p>4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284816" calcext:value-type="float">
            <text:p>1284816</text:p>
          </table:table-cell>
          <table:table-cell table:number-columns-repeated="27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8" calcext:value-type="float">
            <text:p>4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284817" calcext:value-type="float">
            <text:p>1284817</text:p>
          </table:table-cell>
          <table:table-cell table:number-columns-repeated="27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9" calcext:value-type="float">
            <text:p>4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9" calcext:value-type="float">
            <text:p>4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84818" calcext:value-type="float">
            <text:p>1284818</text:p>
          </table:table-cell>
          <table:table-cell table:number-columns-repeated="27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0" calcext:value-type="float">
            <text:p>4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84819" calcext:value-type="float">
            <text:p>1284819</text:p>
          </table:table-cell>
          <table:table-cell table:number-columns-repeated="27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1" calcext:value-type="float">
            <text:p>4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84820" calcext:value-type="float">
            <text:p>1284820</text:p>
          </table:table-cell>
          <table:table-cell table:number-columns-repeated="27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2" calcext:value-type="float">
            <text:p>4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2" calcext:value-type="float">
            <text:p>4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84821" calcext:value-type="float">
            <text:p>1284821</text:p>
          </table:table-cell>
          <table:table-cell table:number-columns-repeated="27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3" calcext:value-type="float">
            <text:p>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3" calcext:value-type="float">
            <text:p>4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84822" calcext:value-type="float">
            <text:p>1284822</text:p>
          </table:table-cell>
          <table:table-cell table:number-columns-repeated="27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4" calcext:value-type="float">
            <text:p>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4" calcext:value-type="float">
            <text:p>4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84823" calcext:value-type="float">
            <text:p>1284823</text:p>
          </table:table-cell>
          <table:table-cell table:number-columns-repeated="27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5" calcext:value-type="float">
            <text:p>4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5" calcext:value-type="float">
            <text:p>4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4824" calcext:value-type="float">
            <text:p>1284824</text:p>
          </table:table-cell>
          <table:table-cell table:number-columns-repeated="27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6" calcext:value-type="float">
            <text:p>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284825" calcext:value-type="float">
            <text:p>1284825</text:p>
          </table:table-cell>
          <table:table-cell table:number-columns-repeated="27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7" calcext:value-type="float">
            <text:p>4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7" calcext:value-type="float">
            <text:p>4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284826" calcext:value-type="float">
            <text:p>1284826</text:p>
          </table:table-cell>
          <table:table-cell table:number-columns-repeated="27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8" calcext:value-type="float">
            <text:p>4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8" calcext:value-type="float">
            <text:p>4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84827" calcext:value-type="float">
            <text:p>1284827</text:p>
          </table:table-cell>
          <table:table-cell table:number-columns-repeated="27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9" calcext:value-type="float">
            <text:p>4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9" calcext:value-type="float">
            <text:p>4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84828" calcext:value-type="float">
            <text:p>1284828</text:p>
          </table:table-cell>
          <table:table-cell table:number-columns-repeated="27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0" calcext:value-type="float">
            <text:p>4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0" calcext:value-type="float">
            <text:p>4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84829" calcext:value-type="float">
            <text:p>1284829</text:p>
          </table:table-cell>
          <table:table-cell table:number-columns-repeated="27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1" calcext:value-type="float">
            <text:p>4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84830" calcext:value-type="float">
            <text:p>1284830</text:p>
          </table:table-cell>
          <table:table-cell table:number-columns-repeated="27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2" calcext:value-type="float">
            <text:p>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2" calcext:value-type="float">
            <text:p>4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84831" calcext:value-type="float">
            <text:p>1284831</text:p>
          </table:table-cell>
          <table:table-cell table:number-columns-repeated="27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3" calcext:value-type="float">
            <text:p>4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3" calcext:value-type="float">
            <text:p>4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84832" calcext:value-type="float">
            <text:p>1284832</text:p>
          </table:table-cell>
          <table:table-cell table:number-columns-repeated="27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833" calcext:value-type="float">
            <text:p>1284833</text:p>
          </table:table-cell>
          <table:table-cell table:number-columns-repeated="27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5" calcext:value-type="float">
            <text:p>4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5" calcext:value-type="float">
            <text:p>4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84834" calcext:value-type="float">
            <text:p>1284834</text:p>
          </table:table-cell>
          <table:table-cell table:number-columns-repeated="27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6" calcext:value-type="float">
            <text:p>4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6" calcext:value-type="float">
            <text:p>4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84835" calcext:value-type="float">
            <text:p>1284835</text:p>
          </table:table-cell>
          <table:table-cell table:number-columns-repeated="27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7" calcext:value-type="float">
            <text:p>4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7" calcext:value-type="float">
            <text:p>4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84836" calcext:value-type="float">
            <text:p>1284836</text:p>
          </table:table-cell>
          <table:table-cell table:number-columns-repeated="27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8" calcext:value-type="float">
            <text:p>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8" calcext:value-type="float">
            <text:p>4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4837" calcext:value-type="float">
            <text:p>1284837</text:p>
          </table:table-cell>
          <table:table-cell table:number-columns-repeated="27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9" calcext:value-type="float">
            <text:p>4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9" calcext:value-type="float">
            <text:p>4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284838" calcext:value-type="float">
            <text:p>1284838</text:p>
          </table:table-cell>
          <table:table-cell table:number-columns-repeated="27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0" calcext:value-type="float">
            <text:p>4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284839" calcext:value-type="float">
            <text:p>1284839</text:p>
          </table:table-cell>
          <table:table-cell table:number-columns-repeated="27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1" calcext:value-type="float">
            <text:p>4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1" calcext:value-type="float">
            <text:p>4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284840" calcext:value-type="float">
            <text:p>1284840</text:p>
          </table:table-cell>
          <table:table-cell table:number-columns-repeated="27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2" calcext:value-type="float">
            <text:p>4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2" calcext:value-type="float">
            <text:p>4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4841" calcext:value-type="float">
            <text:p>1284841</text:p>
          </table:table-cell>
          <table:table-cell table:number-columns-repeated="27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3" calcext:value-type="float">
            <text:p>4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3" calcext:value-type="float">
            <text:p>4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284842" calcext:value-type="float">
            <text:p>1284842</text:p>
          </table:table-cell>
          <table:table-cell table:number-columns-repeated="27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4" calcext:value-type="float">
            <text:p>4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4" calcext:value-type="float">
            <text:p>4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84843" calcext:value-type="float">
            <text:p>1284843</text:p>
          </table:table-cell>
          <table:table-cell table:number-columns-repeated="27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5" calcext:value-type="float">
            <text:p>4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5" calcext:value-type="float">
            <text:p>4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84844" calcext:value-type="float">
            <text:p>1284844</text:p>
          </table:table-cell>
          <table:table-cell table:number-columns-repeated="27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6" calcext:value-type="float">
            <text:p>4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4845" calcext:value-type="float">
            <text:p>1284845</text:p>
          </table:table-cell>
          <table:table-cell table:number-columns-repeated="27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7" calcext:value-type="float">
            <text:p>4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284846" calcext:value-type="float">
            <text:p>1284846</text:p>
          </table:table-cell>
          <table:table-cell table:number-columns-repeated="27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8" calcext:value-type="float">
            <text:p>4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84847" calcext:value-type="float">
            <text:p>1284847</text:p>
          </table:table-cell>
          <table:table-cell table:number-columns-repeated="27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9" calcext:value-type="float">
            <text:p>4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9" calcext:value-type="float">
            <text:p>4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84848" calcext:value-type="float">
            <text:p>1284848</text:p>
          </table:table-cell>
          <table:table-cell table:number-columns-repeated="27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0" calcext:value-type="float">
            <text:p>4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0" calcext:value-type="float">
            <text:p>4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4849" calcext:value-type="float">
            <text:p>1284849</text:p>
          </table:table-cell>
          <table:table-cell table:number-columns-repeated="27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1" calcext:value-type="float">
            <text:p>4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284850" calcext:value-type="float">
            <text:p>1284850</text:p>
          </table:table-cell>
          <table:table-cell table:number-columns-repeated="27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2" calcext:value-type="float">
            <text:p>4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84851" calcext:value-type="float">
            <text:p>1284851</text:p>
          </table:table-cell>
          <table:table-cell table:number-columns-repeated="27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3" calcext:value-type="float">
            <text:p>4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3" calcext:value-type="float">
            <text:p>4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284852" calcext:value-type="float">
            <text:p>1284852</text:p>
          </table:table-cell>
          <table:table-cell table:number-columns-repeated="27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4" calcext:value-type="float">
            <text:p>4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4" calcext:value-type="float">
            <text:p>4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4853" calcext:value-type="float">
            <text:p>1284853</text:p>
          </table:table-cell>
          <table:table-cell table:number-columns-repeated="27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5" calcext:value-type="float">
            <text:p>4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5" calcext:value-type="float">
            <text:p>4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84854" calcext:value-type="float">
            <text:p>1284854</text:p>
          </table:table-cell>
          <table:table-cell table:number-columns-repeated="27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6" calcext:value-type="float">
            <text:p>4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284855" calcext:value-type="float">
            <text:p>1284855</text:p>
          </table:table-cell>
          <table:table-cell table:number-columns-repeated="27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7" calcext:value-type="float">
            <text:p>4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284856" calcext:value-type="float">
            <text:p>1284856</text:p>
          </table:table-cell>
          <table:table-cell table:number-columns-repeated="27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8" calcext:value-type="float">
            <text:p>4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4857" calcext:value-type="float">
            <text:p>1284857</text:p>
          </table:table-cell>
          <table:table-cell table:number-columns-repeated="27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9" calcext:value-type="float">
            <text:p>4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84858" calcext:value-type="float">
            <text:p>1284858</text:p>
          </table:table-cell>
          <table:table-cell table:number-columns-repeated="27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0" calcext:value-type="float">
            <text:p>4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84859" calcext:value-type="float">
            <text:p>1284859</text:p>
          </table:table-cell>
          <table:table-cell table:number-columns-repeated="27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1" calcext:value-type="float">
            <text:p>4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1" calcext:value-type="float">
            <text:p>4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84860" calcext:value-type="float">
            <text:p>1284860</text:p>
          </table:table-cell>
          <table:table-cell table:number-columns-repeated="27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2" calcext:value-type="float">
            <text:p>4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2" calcext:value-type="float">
            <text:p>4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4861" calcext:value-type="float">
            <text:p>1284861</text:p>
          </table:table-cell>
          <table:table-cell table:number-columns-repeated="27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3" calcext:value-type="float">
            <text:p>4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3" calcext:value-type="float">
            <text:p>4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84862" calcext:value-type="float">
            <text:p>1284862</text:p>
          </table:table-cell>
          <table:table-cell table:number-columns-repeated="27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4" calcext:value-type="float">
            <text:p>4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84863" calcext:value-type="float">
            <text:p>1284863</text:p>
          </table:table-cell>
          <table:table-cell table:number-columns-repeated="27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5" calcext:value-type="float">
            <text:p>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5" calcext:value-type="float">
            <text:p>4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84864" calcext:value-type="float">
            <text:p>1284864</text:p>
          </table:table-cell>
          <table:table-cell table:number-columns-repeated="27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6" calcext:value-type="float">
            <text:p>4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6" calcext:value-type="float">
            <text:p>4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4865" calcext:value-type="float">
            <text:p>1284865</text:p>
          </table:table-cell>
          <table:table-cell table:number-columns-repeated="27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7" calcext:value-type="float">
            <text:p>4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84866" calcext:value-type="float">
            <text:p>1284866</text:p>
          </table:table-cell>
          <table:table-cell table:number-columns-repeated="27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84867" calcext:value-type="float">
            <text:p>1284867</text:p>
          </table:table-cell>
          <table:table-cell table:number-columns-repeated="27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9" calcext:value-type="float">
            <text:p>4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9" calcext:value-type="float">
            <text:p>4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84868" calcext:value-type="float">
            <text:p>1284868</text:p>
          </table:table-cell>
          <table:table-cell table:number-columns-repeated="27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4-12-10T16:41:04.576329946</dc:date>
    <meta:editing-duration>P2DT23H25M16S</meta:editing-duration>
    <meta:editing-cycles>3</meta:editing-cycles>
    <meta:generator>LibreOffice/7.3.7.2$Linux_X86_64 LibreOffice_project/30$Build-2</meta:generator>
    <meta:document-statistic meta:table-count="3" meta:cell-count="100522" meta:object-count="0"/>
  </office:meta>
</office:document-meta>
</file>